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1" style:font-name-asian="Arial1" style:font-name-complex="Arial1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n solid #000000" fo:background-color="#95B3D7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95B3D7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7">
      <style:table-cell-properties fo:border="thin solid #000000" style:vertical-align="automatic" fo:background-color="#8DB4E2" style:repeat-content="false"/>
      <style:paragraph-properties fo:text-align="center"/>
      <style:text-properties style:font-name="Arial1" style:font-name-asian="Arial1" style:font-name-complex="Arial1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36">
      <style:table-cell-properties fo:border="thin solid #000000"/>
    </style:style>
    <style:style style:name="ce11" style:family="table-cell" style:parent-style-name="Default" style:data-style-name="N3">
      <style:table-cell-properties fo:border="thin solid #000000"/>
    </style:style>
    <style:style style:name="ce12" style:family="table-cell" style:parent-style-name="Default" style:data-style-name="N0">
      <style:table-cell-properties fo:border="thin solid #000000" fo:background-color="#A6A6A6"/>
    </style:style>
    <style:style style:name="ce13" style:family="table-cell" style:parent-style-name="Default" style:data-style-name="N36">
      <style:table-cell-properties fo:border="thin solid #000000" fo:background-color="#A6A6A6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4.47145833333333cm"/>
    </style:style>
    <style:style style:name="co2" style:family="table-column">
      <style:table-column-properties fo:break-before="auto" style:column-width="6.35cm"/>
    </style:style>
    <style:style style:name="co3" style:family="table-column">
      <style:table-column-properties fo:break-before="auto" style:column-width="2.38125cm"/>
    </style:style>
    <style:style style:name="co4" style:family="table-column">
      <style:table-column-properties fo:break-before="auto" style:column-width="2.35479166666667cm"/>
    </style:style>
    <style:style style:name="co5" style:family="table-column">
      <style:table-column-properties fo:break-before="auto" style:column-width="2.301875cm"/>
    </style:style>
    <style:style style:name="co6" style:family="table-column">
      <style:table-column-properties fo:break-before="auto" style:column-width="2.56645833333333cm"/>
    </style:style>
    <style:style style:name="co7" style:family="table-column">
      <style:table-column-properties fo:break-before="auto" style:column-width="2.51354166666667cm"/>
    </style:style>
    <style:style style:name="co8" style:family="table-column">
      <style:table-column-properties fo:break-before="auto" style:column-width="1.772708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6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Telefonia_Fix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number-columns-repeated="2" table:default-cell-style-name="ce1"/>
        <table:table-column table:style-name="co6" table:default-cell-style-name="ce1"/>
        <table:table-column table:style-name="co3" table:default-cell-style-name="ce1"/>
        <table:table-column table:style-name="co4" table:default-cell-style-name="ce1"/>
        <table:table-column table:style-name="co7" table:default-cell-style-name="ce1"/>
        <table:table-column table:style-name="co5" table:number-columns-repeated="3" table:default-cell-style-name="ce1"/>
        <table:table-column table:style-name="co8" table:number-columns-repeated="996" table:default-cell-style-name="ce1"/>
        <table:table-column table:style-name="co9" table:default-cell-style-name="ce1"/>
        <table:table-column table:style-name="co8" table:number-columns-repeated="11" table:default-cell-style-name="ce1"/>
        <table:table-column table:style-name="co9" table:default-cell-style-name="ce1"/>
        <table:table-column table:style-name="co10" table:number-columns-repeated="15361" table:default-cell-style-name="ce1"/>
        <table:table-row table:style-name="ro1">
          <table:table-cell office:value-type="string" table:number-columns-spanned="14" table:number-rows-spanned="1" table:style-name="ce14">
            <text:p>HISTÓRICO DE RESULTADOS DO ÍNDICE DE DESEMPENHO NO ATENDIMENTO (IDA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number-columns-spanned="14" table:number-rows-spanned="1" table:style-name="ce15">
            <text:p>SERVIÇO: TELEFONIA FIXA LOCAL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office:value-type="string" table:style-name="ce2">
            <text:p>PERÍODO: JAN/2018 a DEZ/2018</text:p>
          </table:table-cell>
          <table:table-cell table:number-columns-repeated="4" table:style-name="ce1"/>
          <table:table-cell office:value-type="float" office:value="2018" table:style-name="ce3">
            <text:p>2018</text:p>
          </table:table-cell>
          <table:table-cell table:number-columns-repeated="16378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4">
            <text:p>FONTE: Relatórios do IDA gerados pela Superintendência de Relações com Consumidores<text:span text:style-name="T1">( http://www.anatel.gov.br/consumidor/)</text:span></text:p>
          </table:table-cell>
          <table:table-cell table:number-columns-repeated="16383" table:style-name="ce1"/>
        </table:table-row>
        <table:table-row table:style-name="ro2">
          <table:table-cell table:style-name="ce4"/>
          <table:table-cell table:number-columns-repeated="16383" table:style-name="ce1"/>
        </table:table-row>
        <table:table-row table:style-name="ro2">
          <table:table-cell office:value-type="string" table:style-name="ce5">
            <text:p>Para maiores informações sobre o cálculo do IDA, favor acessar http://www.anatel.gov.br/consumidor/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6">
            <text:p>GRUPO ECONÔMICO</text:p>
          </table:table-cell>
          <table:table-cell office:value-type="string" table:style-name="ce7">
            <text:p>VARIÁVEL</text:p>
          </table:table-cell>
          <table:table-cell office:value-type="string" table:style-name="ce8">
            <text:p>2018-01</text:p>
          </table:table-cell>
          <table:table-cell office:value-type="string" table:style-name="ce8">
            <text:p>2018-02</text:p>
          </table:table-cell>
          <table:table-cell office:value-type="string" table:style-name="ce8">
            <text:p>2018-03</text:p>
          </table:table-cell>
          <table:table-cell office:value-type="string" table:style-name="ce8">
            <text:p>2018-04</text:p>
          </table:table-cell>
          <table:table-cell office:value-type="string" table:style-name="ce8">
            <text:p>2018-05</text:p>
          </table:table-cell>
          <table:table-cell office:value-type="string" table:style-name="ce8">
            <text:p>2018-06</text:p>
          </table:table-cell>
          <table:table-cell office:value-type="string" table:style-name="ce8">
            <text:p>2018-07</text:p>
          </table:table-cell>
          <table:table-cell office:value-type="string" table:style-name="ce8">
            <text:p>2018-08</text:p>
          </table:table-cell>
          <table:table-cell office:value-type="string" table:style-name="ce8">
            <text:p>2018-09</text:p>
          </table:table-cell>
          <table:table-cell office:value-type="string" table:style-name="ce8">
            <text:p>2018-10</text:p>
          </table:table-cell>
          <table:table-cell office:value-type="string" table:style-name="ce8">
            <text:p>2018-11</text:p>
          </table:table-cell>
          <table:table-cell office:value-type="string" table:style-name="ce8">
            <text:p>2018-1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94.218000000000004" table:style-name="ce10">
            <text:p>94,218</text:p>
          </table:table-cell>
          <table:table-cell office:value-type="float" office:value="88.266016713091901" table:style-name="ce10">
            <text:p>88,266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0">
            <text:p>100,000</text:p>
          </table:table-cell>
          <table:table-cell office:value-type="float" office:value="99.676000000000002" table:style-name="ce10">
            <text:p>99,676</text:p>
          </table:table-cell>
          <table:table-cell office:value-type="float" office:value="100" table:style-name="ce10">
            <text:p>100,000</text:p>
          </table:table-cell>
          <table:table-cell office:value-type="float" office:value="99.086924516363695" table:style-name="ce10">
            <text:p>99,087</text:p>
          </table:table-cell>
          <table:table-cell office:value-type="float" office:value="99.622" table:style-name="ce10">
            <text:p>99,622</text:p>
          </table:table-cell>
          <table:table-cell office:value-type="float" office:value="92.868450712290766" table:style-name="ce10">
            <text:p>92,86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89.557520821400402" table:style-name="ce10">
            <text:p>89,558</text:p>
          </table:table-cell>
          <table:table-cell office:value-type="float" office:value="93.14" table:style-name="ce10">
            <text:p>93,140</text:p>
          </table:table-cell>
          <table:table-cell office:value-type="float" office:value="91.599000000000004" table:style-name="ce10">
            <text:p>91,599</text:p>
          </table:table-cell>
          <table:table-cell office:value-type="float" office:value="92.376999999999995" table:style-name="ce10">
            <text:p>92,377</text:p>
          </table:table-cell>
          <table:table-cell office:value-type="float" office:value="92.327928524789598" table:style-name="ce10">
            <text:p>92,328</text:p>
          </table:table-cell>
          <table:table-cell office:value-type="float" office:value="93.45" table:style-name="ce10">
            <text:p>93,450</text:p>
          </table:table-cell>
          <table:table-cell office:value-type="float" office:value="92.087999999999994" table:style-name="ce10">
            <text:p>92,088</text:p>
          </table:table-cell>
          <table:table-cell office:value-type="float" office:value="92.941999999999993" table:style-name="ce10">
            <text:p>92,942</text:p>
          </table:table-cell>
          <table:table-cell office:value-type="float" office:value="95.546243018361494" table:style-name="ce10">
            <text:p>95,546</text:p>
          </table:table-cell>
          <table:table-cell office:value-type="float" office:value="93.5848497667548" table:style-name="ce10">
            <text:p>93,585</text:p>
          </table:table-cell>
          <table:table-cell office:value-type="float" office:value="89.626999999999995" table:style-name="ce10">
            <text:p>89,627</text:p>
          </table:table-cell>
          <table:table-cell office:value-type="float" office:value="93.823807009761751" table:style-name="ce10">
            <text:p>93,82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37.3622848312231" table:style-name="ce10">
            <text:p>37,362</text:p>
          </table:table-cell>
          <table:table-cell office:value-type="float" office:value="54.927" table:style-name="ce10">
            <text:p>54,927</text:p>
          </table:table-cell>
          <table:table-cell office:value-type="float" office:value="47.451999999999998" table:style-name="ce10">
            <text:p>47,452</text:p>
          </table:table-cell>
          <table:table-cell office:value-type="float" office:value="48.521999999999998" table:style-name="ce10">
            <text:p>48,522</text:p>
          </table:table-cell>
          <table:table-cell office:value-type="float" office:value="52.624441512896098" table:style-name="ce10">
            <text:p>52,624</text:p>
          </table:table-cell>
          <table:table-cell office:value-type="float" office:value="54.573" table:style-name="ce10">
            <text:p>54,573</text:p>
          </table:table-cell>
          <table:table-cell office:value-type="float" office:value="49.698999999999998" table:style-name="ce10">
            <text:p>49,699</text:p>
          </table:table-cell>
          <table:table-cell office:value-type="float" office:value="44.631999999999998" table:style-name="ce10">
            <text:p>44,632</text:p>
          </table:table-cell>
          <table:table-cell office:value-type="float" office:value="51.681157586206098" table:style-name="ce10">
            <text:p>51,681</text:p>
          </table:table-cell>
          <table:table-cell office:value-type="float" office:value="40.347497452013997" table:style-name="ce10">
            <text:p>40,347</text:p>
          </table:table-cell>
          <table:table-cell office:value-type="float" office:value="51.073999999999998" table:style-name="ce10">
            <text:p>51,074</text:p>
          </table:table-cell>
          <table:table-cell office:value-type="float" office:value="48.915330517281603" table:style-name="ce10">
            <text:p>48,91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2.6595692752264899" table:style-name="ce10">
            <text:p>2,660</text:p>
          </table:table-cell>
          <table:table-cell office:value-type="float" office:value="42.776000000000003" table:style-name="ce10">
            <text:p>42,776</text:p>
          </table:table-cell>
          <table:table-cell office:value-type="float" office:value="24.529" table:style-name="ce10">
            <text:p>24,529</text:p>
          </table:table-cell>
          <table:table-cell office:value-type="float" office:value="30.760999999999999" table:style-name="ce10">
            <text:p>30,761</text:p>
          </table:table-cell>
          <table:table-cell office:value-type="float" office:value="94.1666666666667" table:style-name="ce10">
            <text:p>94,167</text:p>
          </table:table-cell>
          <table:table-cell office:value-type="float" office:value="92.188000000000002" table:style-name="ce10">
            <text:p>92,188</text:p>
          </table:table-cell>
          <table:table-cell office:value-type="float" office:value="91.667000000000002" table:style-name="ce10">
            <text:p>91,667</text:p>
          </table:table-cell>
          <table:table-cell office:value-type="float" office:value="92.683000000000007" table:style-name="ce10">
            <text:p>92,683</text:p>
          </table:table-cell>
          <table:table-cell office:value-type="float" office:value="82.795698924731198" table:style-name="ce10">
            <text:p>82,796</text:p>
          </table:table-cell>
          <table:table-cell office:value-type="float" office:value="88.8888888888889" table:style-name="ce10">
            <text:p>88,889</text:p>
          </table:table-cell>
          <table:table-cell office:value-type="float" office:value="82.638999999999996" table:style-name="ce10">
            <text:p>82,639</text:p>
          </table:table-cell>
          <table:table-cell office:value-type="float" office:value="88.235294117647058" table:style-name="ce10">
            <text:p>88,23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42.617832402233901" table:style-name="ce10">
            <text:p>42,618</text:p>
          </table:table-cell>
          <table:table-cell office:value-type="float" office:value="50.392000000000003" table:style-name="ce10">
            <text:p>50,392</text:p>
          </table:table-cell>
          <table:table-cell office:value-type="float" office:value="33.015000000000001" table:style-name="ce10">
            <text:p>33,015</text:p>
          </table:table-cell>
          <table:table-cell office:value-type="float" office:value="35.549999999999997" table:style-name="ce10">
            <text:p>35,550</text:p>
          </table:table-cell>
          <table:table-cell office:value-type="float" office:value="39.475210197975798" table:style-name="ce10">
            <text:p>39,475</text:p>
          </table:table-cell>
          <table:table-cell office:value-type="float" office:value="54.481000000000002" table:style-name="ce10">
            <text:p>54,481</text:p>
          </table:table-cell>
          <table:table-cell office:value-type="float" office:value="37.47" table:style-name="ce10">
            <text:p>37,470</text:p>
          </table:table-cell>
          <table:table-cell office:value-type="float" office:value="29.143000000000001" table:style-name="ce10">
            <text:p>29,143</text:p>
          </table:table-cell>
          <table:table-cell office:value-type="float" office:value="22.7615308137221" table:style-name="ce10">
            <text:p>22,762</text:p>
          </table:table-cell>
          <table:table-cell office:value-type="float" office:value="17.519271907036298" table:style-name="ce10">
            <text:p>17,519</text:p>
          </table:table-cell>
          <table:table-cell office:value-type="float" office:value="54.42" table:style-name="ce10">
            <text:p>54,420</text:p>
          </table:table-cell>
          <table:table-cell office:value-type="float" office:value="31.476877455615252" table:style-name="ce10">
            <text:p>31,47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Indicador de Desempenho no Atendimento (IDA)</text:p>
          </table:table-cell>
          <table:table-cell office:value-type="float" office:value="71.540584302353807" table:style-name="ce10">
            <text:p>71,541</text:p>
          </table:table-cell>
          <table:table-cell office:value-type="float" office:value="77.688999999999993" table:style-name="ce10">
            <text:p>77,689</text:p>
          </table:table-cell>
          <table:table-cell office:value-type="float" office:value="69.152000000000001" table:style-name="ce10">
            <text:p>69,152</text:p>
          </table:table-cell>
          <table:table-cell office:value-type="float" office:value="71.42" table:style-name="ce10">
            <text:p>71,420</text:p>
          </table:table-cell>
          <table:table-cell office:value-type="float" office:value="74.078054872807996" table:style-name="ce10">
            <text:p>74,078</text:p>
          </table:table-cell>
          <table:table-cell office:value-type="float" office:value="77.137" table:style-name="ce10">
            <text:p>77,137</text:p>
          </table:table-cell>
          <table:table-cell office:value-type="float" office:value="74.394000000000005" table:style-name="ce10">
            <text:p>74,394</text:p>
          </table:table-cell>
          <table:table-cell office:value-type="float" office:value="72.558999999999997" table:style-name="ce10">
            <text:p>72,559</text:p>
          </table:table-cell>
          <table:table-cell office:value-type="float" office:value="68.199956533613303" table:style-name="ce10">
            <text:p>68,200</text:p>
          </table:table-cell>
          <table:table-cell office:value-type="float" office:value="68.234545221552494" table:style-name="ce10">
            <text:p>68,235</text:p>
          </table:table-cell>
          <table:table-cell office:value-type="float" office:value="72.712999999999994" table:style-name="ce10">
            <text:p>72,713</text:p>
          </table:table-cell>
          <table:table-cell office:value-type="float" office:value="75.726015162011976" table:style-name="ce10">
            <text:p>75,726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Índice de Reclamações</text:p>
          </table:table-cell>
          <table:table-cell office:value-type="float" office:value="0.34473788096264601" table:style-name="ce10">
            <text:p>0,345</text:p>
          </table:table-cell>
          <table:table-cell office:value-type="float" office:value="0.28899999999999998" table:style-name="ce10">
            <text:p>0,289</text:p>
          </table:table-cell>
          <table:table-cell office:value-type="float" office:value="0.35499999999999998" table:style-name="ce10">
            <text:p>0,355</text:p>
          </table:table-cell>
          <table:table-cell office:value-type="float" office:value="0.373" table:style-name="ce10">
            <text:p>0,373</text:p>
          </table:table-cell>
          <table:table-cell office:value-type="float" office:value="0.31727262202402301" table:style-name="ce10">
            <text:p>0,317</text:p>
          </table:table-cell>
          <table:table-cell office:value-type="float" office:value="0.28199999999999997" table:style-name="ce10">
            <text:p>0,282</text:p>
          </table:table-cell>
          <table:table-cell office:value-type="float" office:value="0.30099999999999999" table:style-name="ce10">
            <text:p>0,301</text:p>
          </table:table-cell>
          <table:table-cell office:value-type="float" office:value="0.372" table:style-name="ce10">
            <text:p>0,372</text:p>
          </table:table-cell>
          <table:table-cell office:value-type="float" office:value="0.35026001053336703" table:style-name="ce10">
            <text:p>0,350</text:p>
          </table:table-cell>
          <table:table-cell office:value-type="float" office:value="0.39287071741090501" table:style-name="ce10">
            <text:p>0,393</text:p>
          </table:table-cell>
          <table:table-cell office:value-type="float" office:value="0.374" table:style-name="ce10">
            <text:p>0,374</text:p>
          </table:table-cell>
          <table:table-cell office:value-type="float" office:value="0.42167404596247099" table:style-name="ce10">
            <text:p>0,42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Índice de Reclamações</text:p>
          </table:table-cell>
          <table:table-cell office:value-type="float" office:value="0.73592925042958401" table:style-name="ce10">
            <text:p>0,736</text:p>
          </table:table-cell>
          <table:table-cell office:value-type="float" office:value="0.60699999999999998" table:style-name="ce10">
            <text:p>0,607</text:p>
          </table:table-cell>
          <table:table-cell office:value-type="float" office:value="0.66200000000000003" table:style-name="ce10">
            <text:p>0,662</text:p>
          </table:table-cell>
          <table:table-cell office:value-type="float" office:value="0.63400000000000001" table:style-name="ce10">
            <text:p>0,634</text:p>
          </table:table-cell>
          <table:table-cell office:value-type="float" office:value="0.63619457310757499" table:style-name="ce10">
            <text:p>0,636</text:p>
          </table:table-cell>
          <table:table-cell office:value-type="float" office:value="0.59599999999999997" table:style-name="ce10">
            <text:p>0,596</text:p>
          </table:table-cell>
          <table:table-cell office:value-type="float" office:value="0.64500000000000002" table:style-name="ce10">
            <text:p>0,645</text:p>
          </table:table-cell>
          <table:table-cell office:value-type="float" office:value="0.61399999999999999" table:style-name="ce10">
            <text:p>0,614</text:p>
          </table:table-cell>
          <table:table-cell office:value-type="float" office:value="0.52033525133898595" table:style-name="ce10">
            <text:p>0,520</text:p>
          </table:table-cell>
          <table:table-cell office:value-type="float" office:value="0.59094540839682697" table:style-name="ce10">
            <text:p>0,591</text:p>
          </table:table-cell>
          <table:table-cell office:value-type="float" office:value="0.54700000000000004" table:style-name="ce10">
            <text:p>0,547</text:p>
          </table:table-cell>
          <table:table-cell office:value-type="float" office:value="0.58234294764857708" table:style-name="ce10">
            <text:p>0,58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Índice de Reclamações</text:p>
          </table:table-cell>
          <table:table-cell office:value-type="float" office:value="2.4337487575901502" table:style-name="ce10">
            <text:p>2,434</text:p>
          </table:table-cell>
          <table:table-cell office:value-type="float" office:value="1.9830000000000001" table:style-name="ce10">
            <text:p>1,983</text:p>
          </table:table-cell>
          <table:table-cell office:value-type="float" office:value="2.2519999999999998" table:style-name="ce10">
            <text:p>2,252</text:p>
          </table:table-cell>
          <table:table-cell office:value-type="float" office:value="2.2130000000000001" table:style-name="ce10">
            <text:p>2,213</text:p>
          </table:table-cell>
          <table:table-cell office:value-type="float" office:value="2.0655201055357399" table:style-name="ce10">
            <text:p>2,066</text:p>
          </table:table-cell>
          <table:table-cell office:value-type="float" office:value="1.9950000000000001" table:style-name="ce10">
            <text:p>1,995</text:p>
          </table:table-cell>
          <table:table-cell office:value-type="float" office:value="2.1709999999999998" table:style-name="ce10">
            <text:p>2,171</text:p>
          </table:table-cell>
          <table:table-cell office:value-type="float" office:value="2.3530000000000002" table:style-name="ce10">
            <text:p>2,353</text:p>
          </table:table-cell>
          <table:table-cell office:value-type="float" office:value="2.09947832689658" table:style-name="ce10">
            <text:p>2,099</text:p>
          </table:table-cell>
          <table:table-cell office:value-type="float" office:value="2.3212315579870602" table:style-name="ce10">
            <text:p>2,321</text:p>
          </table:table-cell>
          <table:table-cell office:value-type="float" office:value="2.121" table:style-name="ce10">
            <text:p>2,121</text:p>
          </table:table-cell>
          <table:table-cell office:value-type="float" office:value="2.0000631750033739" table:style-name="ce10">
            <text:p>2,00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Índice de Reclamações</text:p>
          </table:table-cell>
          <table:table-cell office:value-type="float" office:value="0.33740261333660498" table:style-name="ce10">
            <text:p>0,337</text:p>
          </table:table-cell>
          <table:table-cell office:value-type="float" office:value="0.127" table:style-name="ce10">
            <text:p>0,127</text:p>
          </table:table-cell>
          <table:table-cell office:value-type="float" office:value="0.14099999999999999" table:style-name="ce10">
            <text:p>0,141</text:p>
          </table:table-cell>
          <table:table-cell office:value-type="float" office:value="0.157" table:style-name="ce10">
            <text:p>0,157</text:p>
          </table:table-cell>
          <table:table-cell office:value-type="float" office:value="0.15752310667071001" table:style-name="ce10">
            <text:p>0,158</text:p>
          </table:table-cell>
          <table:table-cell office:value-type="float" office:value="0.126" table:style-name="ce10">
            <text:p>0,126</text:p>
          </table:table-cell>
          <table:table-cell office:value-type="float" office:value="0.11899999999999999" table:style-name="ce10">
            <text:p>0,119</text:p>
          </table:table-cell>
          <table:table-cell office:value-type="float" office:value="0.16300000000000001" table:style-name="ce10">
            <text:p>0,163</text:p>
          </table:table-cell>
          <table:table-cell office:value-type="float" office:value="0.123867709286482" table:style-name="ce10">
            <text:p>0,124</text:p>
          </table:table-cell>
          <table:table-cell office:value-type="float" office:value="0.25173115113059202" table:style-name="ce10">
            <text:p>0,252</text:p>
          </table:table-cell>
          <table:table-cell office:value-type="float" office:value="0.32600000000000001" table:style-name="ce10">
            <text:p>0,326</text:p>
          </table:table-cell>
          <table:table-cell office:value-type="float" office:value="6.9531643032724869E-2" table:style-name="ce10">
            <text:p>0,07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Índice de Reclamações</text:p>
          </table:table-cell>
          <table:table-cell office:value-type="float" office:value="1.9469563766923099" table:style-name="ce10">
            <text:p>1,947</text:p>
          </table:table-cell>
          <table:table-cell office:value-type="float" office:value="1.696" table:style-name="ce10">
            <text:p>1,696</text:p>
          </table:table-cell>
          <table:table-cell office:value-type="float" office:value="2.2480000000000002" table:style-name="ce10">
            <text:p>2,248</text:p>
          </table:table-cell>
          <table:table-cell office:value-type="float" office:value="2.2290000000000001" table:style-name="ce10">
            <text:p>2,229</text:p>
          </table:table-cell>
          <table:table-cell office:value-type="float" office:value="2.0015739100940699" table:style-name="ce10">
            <text:p>2,002</text:p>
          </table:table-cell>
          <table:table-cell office:value-type="float" office:value="1.69" table:style-name="ce10">
            <text:p>1,690</text:p>
          </table:table-cell>
          <table:table-cell office:value-type="float" office:value="2.0110000000000001" table:style-name="ce10">
            <text:p>2,011</text:p>
          </table:table-cell>
          <table:table-cell office:value-type="float" office:value="2.2890000000000001" table:style-name="ce10">
            <text:p>2,289</text:p>
          </table:table-cell>
          <table:table-cell office:value-type="float" office:value="2.5133776552618801" table:style-name="ce10">
            <text:p>2,513</text:p>
          </table:table-cell>
          <table:table-cell office:value-type="float" office:value="2.6561694527201798" table:style-name="ce10">
            <text:p>2,656</text:p>
          </table:table-cell>
          <table:table-cell office:value-type="float" office:value="1.3149999999999999" table:style-name="ce10">
            <text:p>1,315</text:p>
          </table:table-cell>
          <table:table-cell office:value-type="float" office:value="2.2015769276551849" table:style-name="ce10">
            <text:p>2,20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Índice de Reclamações</text:p>
          </table:table-cell>
          <table:table-cell office:value-type="float" office:value="1.38453896511526" table:style-name="ce10">
            <text:p>1,385</text:p>
          </table:table-cell>
          <table:table-cell office:value-type="float" office:value="1.163" table:style-name="ce10">
            <text:p>1,163</text:p>
          </table:table-cell>
          <table:table-cell office:value-type="float" office:value="1.4710000000000001" table:style-name="ce10">
            <text:p>1,471</text:p>
          </table:table-cell>
          <table:table-cell office:value-type="float" office:value="1.389" table:style-name="ce10">
            <text:p>1,389</text:p>
          </table:table-cell>
          <table:table-cell office:value-type="float" office:value="1.2931900245789101" table:style-name="ce10">
            <text:p>1,293</text:p>
          </table:table-cell>
          <table:table-cell office:value-type="float" office:value="1.1830000000000001" table:style-name="ce10">
            <text:p>1,183</text:p>
          </table:table-cell>
          <table:table-cell office:value-type="float" office:value="1.282" table:style-name="ce10">
            <text:p>1,282</text:p>
          </table:table-cell>
          <table:table-cell office:value-type="float" office:value="1.3480000000000001" table:style-name="ce10">
            <text:p>1,348</text:p>
          </table:table-cell>
          <table:table-cell office:value-type="float" office:value="1.28437018294588" table:style-name="ce10">
            <text:p>1,284</text:p>
          </table:table-cell>
          <table:table-cell office:value-type="float" office:value="1.5035563720241101" table:style-name="ce10">
            <text:p>1,504</text:p>
          </table:table-cell>
          <table:table-cell office:value-type="float" office:value="1.3420000000000001" table:style-name="ce10">
            <text:p>1,342</text:p>
          </table:table-cell>
          <table:table-cell office:value-type="float" office:value="1.233863454167569" table:style-name="ce10">
            <text:p>1,234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099386" table:style-name="ce11">
            <text:p>1.099.386</text:p>
          </table:table-cell>
          <table:table-cell office:value-type="float" office:value="1101484" table:style-name="ce11">
            <text:p>1.101.484</text:p>
          </table:table-cell>
          <table:table-cell office:value-type="float" office:value="1106964" table:style-name="ce11">
            <text:p>1.106.964</text:p>
          </table:table-cell>
          <table:table-cell office:value-type="float" office:value="1137183" table:style-name="ce11">
            <text:p>1.137.183</text:p>
          </table:table-cell>
          <table:table-cell office:value-type="float" office:value="1131519" table:style-name="ce11">
            <text:p>1.131.519</text:p>
          </table:table-cell>
          <table:table-cell office:value-type="float" office:value="1131949" table:style-name="ce11">
            <text:p>1.131.949</text:p>
          </table:table-cell>
          <table:table-cell office:value-type="float" office:value="1161094" table:style-name="ce11">
            <text:p>1.161.094</text:p>
          </table:table-cell>
          <table:table-cell office:value-type="float" office:value="1175737" table:style-name="ce11">
            <text:p>1.175.737</text:p>
          </table:table-cell>
          <table:table-cell office:value-type="float" office:value="1173414" table:style-name="ce11">
            <text:p>1.173.414</text:p>
          </table:table-cell>
          <table:table-cell office:value-type="float" office:value="1173414" table:style-name="ce11">
            <text:p>1.173.414</text:p>
          </table:table-cell>
          <table:table-cell office:value-type="float" office:value="1164355" table:style-name="ce11">
            <text:p>1.164.355</text:p>
          </table:table-cell>
          <table:table-cell office:value-type="float" office:value="1152549" table:style-name="ce11">
            <text:p>1.152.549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0840716" table:style-name="ce11">
            <text:p>10.840.716</text:p>
          </table:table-cell>
          <table:table-cell office:value-type="float" office:value="10821232" table:style-name="ce11">
            <text:p>10.821.232</text:p>
          </table:table-cell>
          <table:table-cell office:value-type="float" office:value="10820479" table:style-name="ce11">
            <text:p>10.820.479</text:p>
          </table:table-cell>
          <table:table-cell office:value-type="float" office:value="10786019" table:style-name="ce11">
            <text:p>10.786.019</text:p>
          </table:table-cell>
          <table:table-cell office:value-type="float" office:value="10738853" table:style-name="ce11">
            <text:p>10.738.853</text:p>
          </table:table-cell>
          <table:table-cell office:value-type="float" office:value="10699867" table:style-name="ce11">
            <text:p>10.699.867</text:p>
          </table:table-cell>
          <table:table-cell office:value-type="float" office:value="10658344" table:style-name="ce11">
            <text:p>10.658.344</text:p>
          </table:table-cell>
          <table:table-cell office:value-type="float" office:value="10609041" table:style-name="ce11">
            <text:p>10.609.041</text:p>
          </table:table-cell>
          <table:table-cell office:value-type="float" office:value="10550890" table:style-name="ce11">
            <text:p>10.550.890</text:p>
          </table:table-cell>
          <table:table-cell office:value-type="float" office:value="10503926" table:style-name="ce11">
            <text:p>10.503.926</text:p>
          </table:table-cell>
          <table:table-cell office:value-type="float" office:value="10513973" table:style-name="ce11">
            <text:p>10.513.973</text:p>
          </table:table-cell>
          <table:table-cell office:value-type="float" office:value="10430280" table:style-name="ce11">
            <text:p>10.430.28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3422503" table:style-name="ce11">
            <text:p>13.422.503</text:p>
          </table:table-cell>
          <table:table-cell office:value-type="float" office:value="13331278" table:style-name="ce11">
            <text:p>13.331.278</text:p>
          </table:table-cell>
          <table:table-cell office:value-type="float" office:value="13232522" table:style-name="ce11">
            <text:p>13.232.522</text:p>
          </table:table-cell>
          <table:table-cell office:value-type="float" office:value="13164182" table:style-name="ce11">
            <text:p>13.164.182</text:p>
          </table:table-cell>
          <table:table-cell office:value-type="float" office:value="13098880" table:style-name="ce11">
            <text:p>13.098.880</text:p>
          </table:table-cell>
          <table:table-cell office:value-type="float" office:value="13028258" table:style-name="ce11">
            <text:p>13.028.258</text:p>
          </table:table-cell>
          <table:table-cell office:value-type="float" office:value="12941640" table:style-name="ce11">
            <text:p>12.941.640</text:p>
          </table:table-cell>
          <table:table-cell office:value-type="float" office:value="12854195" table:style-name="ce11">
            <text:p>12.854.195</text:p>
          </table:table-cell>
          <table:table-cell office:value-type="float" office:value="12748405" table:style-name="ce11">
            <text:p>12.748.405</text:p>
          </table:table-cell>
          <table:table-cell office:value-type="float" office:value="12748405" table:style-name="ce11">
            <text:p>12.748.405</text:p>
          </table:table-cell>
          <table:table-cell office:value-type="float" office:value="12559168" table:style-name="ce11">
            <text:p>12.559.168</text:p>
          </table:table-cell>
          <table:table-cell office:value-type="float" office:value="11840126" table:style-name="ce11">
            <text:p>11.840.12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260816" table:style-name="ce11">
            <text:p>260.816</text:p>
          </table:table-cell>
          <table:table-cell office:value-type="float" office:value="258876" table:style-name="ce11">
            <text:p>258.876</text:p>
          </table:table-cell>
          <table:table-cell office:value-type="float" office:value="254744" table:style-name="ce11">
            <text:p>254.744</text:p>
          </table:table-cell>
          <table:table-cell office:value-type="float" office:value="254275" table:style-name="ce11">
            <text:p>254.275</text:p>
          </table:table-cell>
          <table:table-cell office:value-type="float" office:value="253931" table:style-name="ce11">
            <text:p>253.931</text:p>
          </table:table-cell>
          <table:table-cell office:value-type="float" office:value="253092" table:style-name="ce11">
            <text:p>253.092</text:p>
          </table:table-cell>
          <table:table-cell office:value-type="float" office:value="252311" table:style-name="ce11">
            <text:p>252.311</text:p>
          </table:table-cell>
          <table:table-cell office:value-type="float" office:value="251161" table:style-name="ce11">
            <text:p>251.161</text:p>
          </table:table-cell>
          <table:table-cell office:value-type="float" office:value="250267" table:style-name="ce11">
            <text:p>250.267</text:p>
          </table:table-cell>
          <table:table-cell office:value-type="float" office:value="250267" table:style-name="ce11">
            <text:p>250.267</text:p>
          </table:table-cell>
          <table:table-cell office:value-type="float" office:value="156535" table:style-name="ce11">
            <text:p>156.535</text:p>
          </table:table-cell>
          <table:table-cell office:value-type="float" office:value="244493" table:style-name="ce11">
            <text:p>244.49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731398" table:style-name="ce11">
            <text:p>731.398</text:p>
          </table:table-cell>
          <table:table-cell office:value-type="float" office:value="736872" table:style-name="ce11">
            <text:p>736.872</text:p>
          </table:table-cell>
          <table:table-cell office:value-type="float" office:value="739454" table:style-name="ce11">
            <text:p>739.454</text:p>
          </table:table-cell>
          <table:table-cell office:value-type="float" office:value="745913" table:style-name="ce11">
            <text:p>745.913</text:p>
          </table:table-cell>
          <table:table-cell office:value-type="float" office:value="745913" table:style-name="ce11">
            <text:p>745.913</text:p>
          </table:table-cell>
          <table:table-cell office:value-type="float" office:value="773941" table:style-name="ce11">
            <text:p>773.941</text:p>
          </table:table-cell>
          <table:table-cell office:value-type="float" office:value="787560" table:style-name="ce11">
            <text:p>787.560</text:p>
          </table:table-cell>
          <table:table-cell office:value-type="float" office:value="767060" table:style-name="ce11">
            <text:p>767.060</text:p>
          </table:table-cell>
          <table:table-cell office:value-type="float" office:value="826378" table:style-name="ce11">
            <text:p>826.378</text:p>
          </table:table-cell>
          <table:table-cell office:value-type="float" office:value="826378" table:style-name="ce11">
            <text:p>826.378</text:p>
          </table:table-cell>
          <table:table-cell office:value-type="float" office:value="1736766" table:style-name="ce11">
            <text:p>1.736.766</text:p>
          </table:table-cell>
          <table:table-cell office:value-type="float" office:value="882095" table:style-name="ce11">
            <text:p>882.09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acessos em serviço</text:p>
          </table:table-cell>
          <table:table-cell office:value-type="float" office:value="14104334" table:style-name="ce11">
            <text:p>14.104.334</text:p>
          </table:table-cell>
          <table:table-cell office:value-type="float" office:value="14107828" table:style-name="ce11">
            <text:p>14.107.828</text:p>
          </table:table-cell>
          <table:table-cell office:value-type="float" office:value="14108018" table:style-name="ce11">
            <text:p>14.108.018</text:p>
          </table:table-cell>
          <table:table-cell office:value-type="float" office:value="14197770" table:style-name="ce11">
            <text:p>14.197.770</text:p>
          </table:table-cell>
          <table:table-cell office:value-type="float" office:value="14094603" table:style-name="ce11">
            <text:p>14.094.603</text:p>
          </table:table-cell>
          <table:table-cell office:value-type="float" office:value="14091377" table:style-name="ce11">
            <text:p>14.091.377</text:p>
          </table:table-cell>
          <table:table-cell office:value-type="float" office:value="14013878" table:style-name="ce11">
            <text:p>14.013.878</text:p>
          </table:table-cell>
          <table:table-cell office:value-type="float" office:value="13223137" table:style-name="ce11">
            <text:p>13.223.137</text:p>
          </table:table-cell>
          <table:table-cell office:value-type="float" office:value="13139514" table:style-name="ce11">
            <text:p>13.139.514</text:p>
          </table:table-cell>
          <table:table-cell office:value-type="float" office:value="13139514" table:style-name="ce11">
            <text:p>13.139.514</text:p>
          </table:table-cell>
          <table:table-cell office:value-type="float" office:value="13008846" table:style-name="ce11">
            <text:p>13.008.846</text:p>
          </table:table-cell>
          <table:table-cell office:value-type="float" office:value="12767215" table:style-name="ce11">
            <text:p>12.767.215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abertas</text:p>
          </table:table-cell>
          <table:table-cell office:value-type="float" office:value="23" table:style-name="ce11">
            <text:p>23</text:p>
          </table:table-cell>
          <table:table-cell office:value-type="float" office:value="9" table:style-name="ce11">
            <text:p>9</text:p>
          </table:table-cell>
          <table:table-cell office:value-type="float" office:value="24" table:style-name="ce11">
            <text:p>24</text:p>
          </table:table-cell>
          <table:table-cell office:value-type="float" office:value="28" table:style-name="ce11">
            <text:p>28</text:p>
          </table:table-cell>
          <table:table-cell office:value-type="float" office:value="37" table:style-name="ce11">
            <text:p>37</text:p>
          </table:table-cell>
          <table:table-cell office:value-type="float" office:value="22" table:style-name="ce11">
            <text:p>22</text:p>
          </table:table-cell>
          <table:table-cell office:value-type="float" office:value="21" table:style-name="ce11">
            <text:p>21</text:p>
          </table:table-cell>
          <table:table-cell office:value-type="float" office:value="26" table:style-name="ce11">
            <text:p>26</text:p>
          </table:table-cell>
          <table:table-cell office:value-type="float" office:value="30" table:style-name="ce11">
            <text:p>30</text:p>
          </table:table-cell>
          <table:table-cell office:value-type="float" office:value="22" table:style-name="ce11">
            <text:p>22</text:p>
          </table:table-cell>
          <table:table-cell office:value-type="float" office:value="27" table:style-name="ce11">
            <text:p>27</text:p>
          </table:table-cell>
          <table:table-cell office:value-type="float" office:value="33" table:style-name="ce11">
            <text:p>3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abertas</text:p>
          </table:table-cell>
          <table:table-cell office:value-type="float" office:value="445" table:style-name="ce11">
            <text:p>445</text:p>
          </table:table-cell>
          <table:table-cell office:value-type="float" office:value="381" table:style-name="ce11">
            <text:p>381</text:p>
          </table:table-cell>
          <table:table-cell office:value-type="float" office:value="415" table:style-name="ce11">
            <text:p>415</text:p>
          </table:table-cell>
          <table:table-cell office:value-type="float" office:value="357" table:style-name="ce11">
            <text:p>357</text:p>
          </table:table-cell>
          <table:table-cell office:value-type="float" office:value="321" table:style-name="ce11">
            <text:p>321</text:p>
          </table:table-cell>
          <table:table-cell office:value-type="float" office:value="244" table:style-name="ce11">
            <text:p>244</text:p>
          </table:table-cell>
          <table:table-cell office:value-type="float" office:value="306" table:style-name="ce11">
            <text:p>306</text:p>
          </table:table-cell>
          <table:table-cell office:value-type="float" office:value="331" table:style-name="ce11">
            <text:p>331</text:p>
          </table:table-cell>
          <table:table-cell office:value-type="float" office:value="268" table:style-name="ce11">
            <text:p>268</text:p>
          </table:table-cell>
          <table:table-cell office:value-type="float" office:value="276" table:style-name="ce11">
            <text:p>276</text:p>
          </table:table-cell>
          <table:table-cell office:value-type="float" office:value="344" table:style-name="ce11">
            <text:p>344</text:p>
          </table:table-cell>
          <table:table-cell office:value-type="float" office:value="321" table:style-name="ce11">
            <text:p>32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abertas</text:p>
          </table:table-cell>
          <table:table-cell office:value-type="float" office:value="2602" table:style-name="ce11">
            <text:p>2.602</text:p>
          </table:table-cell>
          <table:table-cell office:value-type="float" office:value="1865" table:style-name="ce11">
            <text:p>1.865</text:p>
          </table:table-cell>
          <table:table-cell office:value-type="float" office:value="2225" table:style-name="ce11">
            <text:p>2.225</text:p>
          </table:table-cell>
          <table:table-cell office:value-type="float" office:value="2065" table:style-name="ce11">
            <text:p>2.065</text:p>
          </table:table-cell>
          <table:table-cell office:value-type="float" office:value="2112" table:style-name="ce11">
            <text:p>2.112</text:p>
          </table:table-cell>
          <table:table-cell office:value-type="float" office:value="1866" table:style-name="ce11">
            <text:p>1.866</text:p>
          </table:table-cell>
          <table:table-cell office:value-type="float" office:value="1983" table:style-name="ce11">
            <text:p>1.983</text:p>
          </table:table-cell>
          <table:table-cell office:value-type="float" office:value="2338" table:style-name="ce11">
            <text:p>2.338</text:p>
          </table:table-cell>
          <table:table-cell office:value-type="float" office:value="2109" table:style-name="ce11">
            <text:p>2.109</text:p>
          </table:table-cell>
          <table:table-cell office:value-type="float" office:value="2413" table:style-name="ce11">
            <text:p>2.413</text:p>
          </table:table-cell>
          <table:table-cell office:value-type="float" office:value="2008" table:style-name="ce11">
            <text:p>2.008</text:p>
          </table:table-cell>
          <table:table-cell office:value-type="float" office:value="2030" table:style-name="ce11">
            <text:p>2.03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abertas</text:p>
          </table:table-cell>
          <table:table-cell office:value-type="float" office:value="41" table:style-name="ce11">
            <text:p>41</text:p>
          </table:table-cell>
          <table:table-cell office:value-type="float" office:value="0" table:style-name="ce11">
            <text:p>0</text:p>
          </table:table-cell>
          <table:table-cell office:value-type="float" office:value="3" table:style-name="ce11">
            <text:p>3</text:p>
          </table:table-cell>
          <table:table-cell office:value-type="float" office:value="7" table:style-name="ce11">
            <text:p>7</text:p>
          </table:table-cell>
          <table:table-cell office:value-type="float" office:value="2" table:style-name="ce11">
            <text:p>2</text:p>
          </table:table-cell>
          <table:table-cell office:value-type="float" office:value="4" table:style-name="ce11">
            <text:p>4</text:p>
          </table:table-cell>
          <table:table-cell office:value-type="float" office:value="4" table:style-name="ce11">
            <text:p>4</text:p>
          </table:table-cell>
          <table:table-cell office:value-type="float" office:value="3" table:style-name="ce11">
            <text:p>3</text:p>
          </table:table-cell>
          <table:table-cell office:value-type="float" office:value="1" table:style-name="ce11">
            <text:p>1</text:p>
          </table:table-cell>
          <table:table-cell office:value-type="float" office:value="4" table:style-name="ce11">
            <text:p>4</text:p>
          </table:table-cell>
          <table:table-cell office:value-type="float" office:value="5" table:style-name="ce11">
            <text:p>5</text:p>
          </table:table-cell>
          <table:table-cell office:value-type="float" office:value="1" table:style-name="ce11">
            <text:p>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abertas</text:p>
          </table:table-cell>
          <table:table-cell office:value-type="float" office:value="182" table:style-name="ce11">
            <text:p>182</text:p>
          </table:table-cell>
          <table:table-cell office:value-type="float" office:value="149" table:style-name="ce11">
            <text:p>149</text:p>
          </table:table-cell>
          <table:table-cell office:value-type="float" office:value="240" table:style-name="ce11">
            <text:p>240</text:p>
          </table:table-cell>
          <table:table-cell office:value-type="float" office:value="196" table:style-name="ce11">
            <text:p>196</text:p>
          </table:table-cell>
          <table:table-cell office:value-type="float" office:value="228" table:style-name="ce11">
            <text:p>228</text:p>
          </table:table-cell>
          <table:table-cell office:value-type="float" office:value="179" table:style-name="ce11">
            <text:p>179</text:p>
          </table:table-cell>
          <table:table-cell office:value-type="float" office:value="267" table:style-name="ce11">
            <text:p>267</text:p>
          </table:table-cell>
          <table:table-cell office:value-type="float" office:value="289" table:style-name="ce11">
            <text:p>289</text:p>
          </table:table-cell>
          <table:table-cell office:value-type="float" office:value="351" table:style-name="ce11">
            <text:p>351</text:p>
          </table:table-cell>
          <table:table-cell office:value-type="float" office:value="387" table:style-name="ce11">
            <text:p>387</text:p>
          </table:table-cell>
          <table:table-cell office:value-type="float" office:value="394" table:style-name="ce11">
            <text:p>394</text:p>
          </table:table-cell>
          <table:table-cell office:value-type="float" office:value="293" table:style-name="ce11">
            <text:p>29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abertas</text:p>
          </table:table-cell>
          <table:table-cell office:value-type="float" office:value="1131" table:style-name="ce11">
            <text:p>1.131</text:p>
          </table:table-cell>
          <table:table-cell office:value-type="float" office:value="881" table:style-name="ce11">
            <text:p>881</text:p>
          </table:table-cell>
          <table:table-cell office:value-type="float" office:value="1155" table:style-name="ce11">
            <text:p>1.155</text:p>
          </table:table-cell>
          <table:table-cell office:value-type="float" office:value="1064" table:style-name="ce11">
            <text:p>1.064</text:p>
          </table:table-cell>
          <table:table-cell office:value-type="float" office:value="971" table:style-name="ce11">
            <text:p>971</text:p>
          </table:table-cell>
          <table:table-cell office:value-type="float" office:value="842" table:style-name="ce11">
            <text:p>842</text:p>
          </table:table-cell>
          <table:table-cell office:value-type="float" office:value="853" table:style-name="ce11">
            <text:p>853</text:p>
          </table:table-cell>
          <table:table-cell office:value-type="float" office:value="870" table:style-name="ce11">
            <text:p>870</text:p>
          </table:table-cell>
          <table:table-cell office:value-type="float" office:value="783" table:style-name="ce11">
            <text:p>783</text:p>
          </table:table-cell>
          <table:table-cell office:value-type="float" office:value="1056" table:style-name="ce11">
            <text:p>1.056</text:p>
          </table:table-cell>
          <table:table-cell office:value-type="float" office:value="834" table:style-name="ce11">
            <text:p>834</text:p>
          </table:table-cell>
          <table:table-cell office:value-type="float" office:value="766" table:style-name="ce11">
            <text:p>766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clamações</text:p>
          </table:table-cell>
          <table:table-cell office:value-type="float" office:value="379" table:style-name="ce11">
            <text:p>379</text:p>
          </table:table-cell>
          <table:table-cell office:value-type="float" office:value="318" table:style-name="ce11">
            <text:p>318</text:p>
          </table:table-cell>
          <table:table-cell office:value-type="float" office:value="393" table:style-name="ce11">
            <text:p>393</text:p>
          </table:table-cell>
          <table:table-cell office:value-type="float" office:value="424" table:style-name="ce11">
            <text:p>424</text:p>
          </table:table-cell>
          <table:table-cell office:value-type="float" office:value="359" table:style-name="ce11">
            <text:p>359</text:p>
          </table:table-cell>
          <table:table-cell office:value-type="float" office:value="319" table:style-name="ce11">
            <text:p>319</text:p>
          </table:table-cell>
          <table:table-cell office:value-type="float" office:value="349" table:style-name="ce11">
            <text:p>349</text:p>
          </table:table-cell>
          <table:table-cell office:value-type="float" office:value="437" table:style-name="ce11">
            <text:p>437</text:p>
          </table:table-cell>
          <table:table-cell office:value-type="float" office:value="411" table:style-name="ce11">
            <text:p>411</text:p>
          </table:table-cell>
          <table:table-cell office:value-type="float" office:value="461" table:style-name="ce11">
            <text:p>461</text:p>
          </table:table-cell>
          <table:table-cell office:value-type="float" office:value="435" table:style-name="ce11">
            <text:p>435</text:p>
          </table:table-cell>
          <table:table-cell office:value-type="float" office:value="486" table:style-name="ce11">
            <text:p>48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clamações</text:p>
          </table:table-cell>
          <table:table-cell office:value-type="float" office:value="7978" table:style-name="ce11">
            <text:p>7.978</text:p>
          </table:table-cell>
          <table:table-cell office:value-type="float" office:value="6568" table:style-name="ce11">
            <text:p>6.568</text:p>
          </table:table-cell>
          <table:table-cell office:value-type="float" office:value="7168" table:style-name="ce11">
            <text:p>7.168</text:p>
          </table:table-cell>
          <table:table-cell office:value-type="float" office:value="6843" table:style-name="ce11">
            <text:p>6.843</text:p>
          </table:table-cell>
          <table:table-cell office:value-type="float" office:value="6832" table:style-name="ce11">
            <text:p>6.832</text:p>
          </table:table-cell>
          <table:table-cell office:value-type="float" office:value="6375" table:style-name="ce11">
            <text:p>6.375</text:p>
          </table:table-cell>
          <table:table-cell office:value-type="float" office:value="6873" table:style-name="ce11">
            <text:p>6.873</text:p>
          </table:table-cell>
          <table:table-cell office:value-type="float" office:value="6515" table:style-name="ce11">
            <text:p>6.515</text:p>
          </table:table-cell>
          <table:table-cell office:value-type="float" office:value="5490" table:style-name="ce11">
            <text:p>5.490</text:p>
          </table:table-cell>
          <table:table-cell office:value-type="float" office:value="6235" table:style-name="ce11">
            <text:p>6.235</text:p>
          </table:table-cell>
          <table:table-cell office:value-type="float" office:value="5746" table:style-name="ce11">
            <text:p>5.746</text:p>
          </table:table-cell>
          <table:table-cell office:value-type="float" office:value="6074" table:style-name="ce11">
            <text:p>6.07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clamações</text:p>
          </table:table-cell>
          <table:table-cell office:value-type="float" office:value="32667" table:style-name="ce11">
            <text:p>32.667</text:p>
          </table:table-cell>
          <table:table-cell office:value-type="float" office:value="26431" table:style-name="ce11">
            <text:p>26.431</text:p>
          </table:table-cell>
          <table:table-cell office:value-type="float" office:value="29796" table:style-name="ce11">
            <text:p>29.796</text:p>
          </table:table-cell>
          <table:table-cell office:value-type="float" office:value="29135" table:style-name="ce11">
            <text:p>29.135</text:p>
          </table:table-cell>
          <table:table-cell office:value-type="float" office:value="27056" table:style-name="ce11">
            <text:p>27.056</text:p>
          </table:table-cell>
          <table:table-cell office:value-type="float" office:value="25996" table:style-name="ce11">
            <text:p>25.996</text:p>
          </table:table-cell>
          <table:table-cell office:value-type="float" office:value="28094" table:style-name="ce11">
            <text:p>28.094</text:p>
          </table:table-cell>
          <table:table-cell office:value-type="float" office:value="30249" table:style-name="ce11">
            <text:p>30.249</text:p>
          </table:table-cell>
          <table:table-cell office:value-type="float" office:value="26765" table:style-name="ce11">
            <text:p>26.765</text:p>
          </table:table-cell>
          <table:table-cell office:value-type="float" office:value="29592" table:style-name="ce11">
            <text:p>29.592</text:p>
          </table:table-cell>
          <table:table-cell office:value-type="float" office:value="26642" table:style-name="ce11">
            <text:p>26.642</text:p>
          </table:table-cell>
          <table:table-cell office:value-type="float" office:value="23681" table:style-name="ce11">
            <text:p>23.68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clamações</text:p>
          </table:table-cell>
          <table:table-cell office:value-type="float" office:value="88" table:style-name="ce11">
            <text:p>88</text:p>
          </table:table-cell>
          <table:table-cell office:value-type="float" office:value="33" table:style-name="ce11">
            <text:p>33</text:p>
          </table:table-cell>
          <table:table-cell office:value-type="float" office:value="36" table:style-name="ce11">
            <text:p>36</text:p>
          </table:table-cell>
          <table:table-cell office:value-type="float" office:value="40" table:style-name="ce11">
            <text:p>40</text:p>
          </table:table-cell>
          <table:table-cell office:value-type="float" office:value="40" table:style-name="ce11">
            <text:p>40</text:p>
          </table:table-cell>
          <table:table-cell office:value-type="float" office:value="32" table:style-name="ce11">
            <text:p>32</text:p>
          </table:table-cell>
          <table:table-cell office:value-type="float" office:value="30" table:style-name="ce11">
            <text:p>30</text:p>
          </table:table-cell>
          <table:table-cell office:value-type="float" office:value="41" table:style-name="ce11">
            <text:p>41</text:p>
          </table:table-cell>
          <table:table-cell office:value-type="float" office:value="31" table:style-name="ce11">
            <text:p>31</text:p>
          </table:table-cell>
          <table:table-cell office:value-type="float" office:value="63" table:style-name="ce11">
            <text:p>63</text:p>
          </table:table-cell>
          <table:table-cell office:value-type="float" office:value="51" table:style-name="ce11">
            <text:p>51</text:p>
          </table:table-cell>
          <table:table-cell office:value-type="float" office:value="17" table:style-name="ce11">
            <text:p>1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clamações</text:p>
          </table:table-cell>
          <table:table-cell office:value-type="float" office:value="1424" table:style-name="ce11">
            <text:p>1.424</text:p>
          </table:table-cell>
          <table:table-cell office:value-type="float" office:value="1250" table:style-name="ce11">
            <text:p>1.250</text:p>
          </table:table-cell>
          <table:table-cell office:value-type="float" office:value="1662" table:style-name="ce11">
            <text:p>1.662</text:p>
          </table:table-cell>
          <table:table-cell office:value-type="float" office:value="1663" table:style-name="ce11">
            <text:p>1.663</text:p>
          </table:table-cell>
          <table:table-cell office:value-type="float" office:value="1493" table:style-name="ce11">
            <text:p>1.493</text:p>
          </table:table-cell>
          <table:table-cell office:value-type="float" office:value="1308" table:style-name="ce11">
            <text:p>1.308</text:p>
          </table:table-cell>
          <table:table-cell office:value-type="float" office:value="1584" table:style-name="ce11">
            <text:p>1.584</text:p>
          </table:table-cell>
          <table:table-cell office:value-type="float" office:value="1756" table:style-name="ce11">
            <text:p>1.756</text:p>
          </table:table-cell>
          <table:table-cell office:value-type="float" office:value="2077" table:style-name="ce11">
            <text:p>2.077</text:p>
          </table:table-cell>
          <table:table-cell office:value-type="float" office:value="2195" table:style-name="ce11">
            <text:p>2.195</text:p>
          </table:table-cell>
          <table:table-cell office:value-type="float" office:value="2284" table:style-name="ce11">
            <text:p>2.284</text:p>
          </table:table-cell>
          <table:table-cell office:value-type="float" office:value="1942" table:style-name="ce11">
            <text:p>1.94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clamações</text:p>
          </table:table-cell>
          <table:table-cell office:value-type="float" office:value="19528" table:style-name="ce11">
            <text:p>19.528</text:p>
          </table:table-cell>
          <table:table-cell office:value-type="float" office:value="16410" table:style-name="ce11">
            <text:p>16.410</text:p>
          </table:table-cell>
          <table:table-cell office:value-type="float" office:value="20746" table:style-name="ce11">
            <text:p>20.746</text:p>
          </table:table-cell>
          <table:table-cell office:value-type="float" office:value="19719" table:style-name="ce11">
            <text:p>19.719</text:p>
          </table:table-cell>
          <table:table-cell office:value-type="float" office:value="18227" table:style-name="ce11">
            <text:p>18.227</text:p>
          </table:table-cell>
          <table:table-cell office:value-type="float" office:value="16671" table:style-name="ce11">
            <text:p>16.671</text:p>
          </table:table-cell>
          <table:table-cell office:value-type="float" office:value="17963" table:style-name="ce11">
            <text:p>17.963</text:p>
          </table:table-cell>
          <table:table-cell office:value-type="float" office:value="17823" table:style-name="ce11">
            <text:p>17.823</text:p>
          </table:table-cell>
          <table:table-cell office:value-type="float" office:value="16876" table:style-name="ce11">
            <text:p>16.876</text:p>
          </table:table-cell>
          <table:table-cell office:value-type="float" office:value="19756" table:style-name="ce11">
            <text:p>19.756</text:p>
          </table:table-cell>
          <table:table-cell office:value-type="float" office:value="17462" table:style-name="ce11">
            <text:p>17.462</text:p>
          </table:table-cell>
          <table:table-cell office:value-type="float" office:value="15753" table:style-name="ce11">
            <text:p>15.753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853" table:style-name="ce11">
            <text:p>853</text:p>
          </table:table-cell>
          <table:table-cell office:value-type="float" office:value="934" table:style-name="ce11">
            <text:p>934</text:p>
          </table:table-cell>
          <table:table-cell office:value-type="float" office:value="975" table:style-name="ce11">
            <text:p>975</text:p>
          </table:table-cell>
          <table:table-cell office:value-type="float" office:value="1091" table:style-name="ce11">
            <text:p>1.091</text:p>
          </table:table-cell>
          <table:table-cell office:value-type="float" office:value="1135" table:style-name="ce11">
            <text:p>1.135</text:p>
          </table:table-cell>
          <table:table-cell office:value-type="float" office:value="1176" table:style-name="ce11">
            <text:p>1.176</text:p>
          </table:table-cell>
          <table:table-cell office:value-type="float" office:value="1102" table:style-name="ce11">
            <text:p>1.102</text:p>
          </table:table-cell>
          <table:table-cell office:value-type="float" office:value="1027" table:style-name="ce11">
            <text:p>1.027</text:p>
          </table:table-cell>
          <table:table-cell office:value-type="float" office:value="1105" table:style-name="ce11">
            <text:p>1.105</text:p>
          </table:table-cell>
          <table:table-cell office:value-type="float" office:value="1198" table:style-name="ce11">
            <text:p>1.198</text:p>
          </table:table-cell>
          <table:table-cell office:value-type="float" office:value="1310" table:style-name="ce11">
            <text:p>1.310</text:p>
          </table:table-cell>
          <table:table-cell office:value-type="float" office:value="1308" table:style-name="ce11">
            <text:p>1.30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24179" table:style-name="ce11">
            <text:p>24.179</text:p>
          </table:table-cell>
          <table:table-cell office:value-type="float" office:value="23380" table:style-name="ce11">
            <text:p>23.380</text:p>
          </table:table-cell>
          <table:table-cell office:value-type="float" office:value="21752" table:style-name="ce11">
            <text:p>21.752</text:p>
          </table:table-cell>
          <table:table-cell office:value-type="float" office:value="21707" table:style-name="ce11">
            <text:p>21.707</text:p>
          </table:table-cell>
          <table:table-cell office:value-type="float" office:value="20653" table:style-name="ce11">
            <text:p>20.653</text:p>
          </table:table-cell>
          <table:table-cell office:value-type="float" office:value="20921" table:style-name="ce11">
            <text:p>20.921</text:p>
          </table:table-cell>
          <table:table-cell office:value-type="float" office:value="20132" table:style-name="ce11">
            <text:p>20.132</text:p>
          </table:table-cell>
          <table:table-cell office:value-type="float" office:value="20083" table:style-name="ce11">
            <text:p>20.083</text:p>
          </table:table-cell>
          <table:table-cell office:value-type="float" office:value="19765" table:style-name="ce11">
            <text:p>19.765</text:p>
          </table:table-cell>
          <table:table-cell office:value-type="float" office:value="18883" table:style-name="ce11">
            <text:p>18.883</text:p>
          </table:table-cell>
          <table:table-cell office:value-type="float" office:value="18246" table:style-name="ce11">
            <text:p>18.246</text:p>
          </table:table-cell>
          <table:table-cell office:value-type="float" office:value="17475" table:style-name="ce11">
            <text:p>17.47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90904" table:style-name="ce11">
            <text:p>90.904</text:p>
          </table:table-cell>
          <table:table-cell office:value-type="float" office:value="88825" table:style-name="ce11">
            <text:p>88.825</text:p>
          </table:table-cell>
          <table:table-cell office:value-type="float" office:value="85615" table:style-name="ce11">
            <text:p>85.615</text:p>
          </table:table-cell>
          <table:table-cell office:value-type="float" office:value="88898" table:style-name="ce11">
            <text:p>88.898</text:p>
          </table:table-cell>
          <table:table-cell office:value-type="float" office:value="85383" table:style-name="ce11">
            <text:p>85.383</text:p>
          </table:table-cell>
          <table:table-cell office:value-type="float" office:value="86008" table:style-name="ce11">
            <text:p>86.008</text:p>
          </table:table-cell>
          <table:table-cell office:value-type="float" office:value="82209" table:style-name="ce11">
            <text:p>82.209</text:p>
          </table:table-cell>
          <table:table-cell office:value-type="float" office:value="81153" table:style-name="ce11">
            <text:p>81.153</text:p>
          </table:table-cell>
          <table:table-cell office:value-type="float" office:value="84343" table:style-name="ce11">
            <text:p>84.343</text:p>
          </table:table-cell>
          <table:table-cell office:value-type="float" office:value="85111" table:style-name="ce11">
            <text:p>85.111</text:p>
          </table:table-cell>
          <table:table-cell office:value-type="float" office:value="86607" table:style-name="ce11">
            <text:p>86.607</text:p>
          </table:table-cell>
          <table:table-cell office:value-type="float" office:value="83004" table:style-name="ce11">
            <text:p>83.00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194" table:style-name="ce11">
            <text:p>194</text:p>
          </table:table-cell>
          <table:table-cell office:value-type="float" office:value="230" table:style-name="ce11">
            <text:p>230</text:p>
          </table:table-cell>
          <table:table-cell office:value-type="float" office:value="191" table:style-name="ce11">
            <text:p>191</text:p>
          </table:table-cell>
          <table:table-cell office:value-type="float" office:value="157" table:style-name="ce11">
            <text:p>157</text:p>
          </table:table-cell>
          <table:table-cell office:value-type="float" office:value="109" table:style-name="ce11">
            <text:p>109</text:p>
          </table:table-cell>
          <table:table-cell office:value-type="float" office:value="116" table:style-name="ce11">
            <text:p>116</text:p>
          </table:table-cell>
          <table:table-cell office:value-type="float" office:value="112" table:style-name="ce11">
            <text:p>112</text:p>
          </table:table-cell>
          <table:table-cell office:value-type="float" office:value="102" table:style-name="ce11">
            <text:p>102</text:p>
          </table:table-cell>
          <table:table-cell office:value-type="float" office:value="103" table:style-name="ce11">
            <text:p>103</text:p>
          </table:table-cell>
          <table:table-cell office:value-type="float" office:value="102" table:style-name="ce11">
            <text:p>102</text:p>
          </table:table-cell>
          <table:table-cell office:value-type="float" office:value="135" table:style-name="ce11">
            <text:p>135</text:p>
          </table:table-cell>
          <table:table-cell office:value-type="float" office:value="145" table:style-name="ce11">
            <text:p>14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4221" table:style-name="ce11">
            <text:p>4.221</text:p>
          </table:table-cell>
          <table:table-cell office:value-type="float" office:value="4218" table:style-name="ce11">
            <text:p>4.218</text:p>
          </table:table-cell>
          <table:table-cell office:value-type="float" office:value="4108" table:style-name="ce11">
            <text:p>4.108</text:p>
          </table:table-cell>
          <table:table-cell office:value-type="float" office:value="4336" table:style-name="ce11">
            <text:p>4.336</text:p>
          </table:table-cell>
          <table:table-cell office:value-type="float" office:value="4577" table:style-name="ce11">
            <text:p>4.577</text:p>
          </table:table-cell>
          <table:table-cell office:value-type="float" office:value="4820" table:style-name="ce11">
            <text:p>4.820</text:p>
          </table:table-cell>
          <table:table-cell office:value-type="float" office:value="4466" table:style-name="ce11">
            <text:p>4.466</text:p>
          </table:table-cell>
          <table:table-cell office:value-type="float" office:value="4385" table:style-name="ce11">
            <text:p>4.385</text:p>
          </table:table-cell>
          <table:table-cell office:value-type="float" office:value="4648" table:style-name="ce11">
            <text:p>4.648</text:p>
          </table:table-cell>
          <table:table-cell office:value-type="float" office:value="5421" table:style-name="ce11">
            <text:p>5.421</text:p>
          </table:table-cell>
          <table:table-cell office:value-type="float" office:value="6033" table:style-name="ce11">
            <text:p>6.033</text:p>
          </table:table-cell>
          <table:table-cell office:value-type="float" office:value="6562" table:style-name="ce11">
            <text:p>6.56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clamações no Período</text:p>
          </table:table-cell>
          <table:table-cell office:value-type="float" office:value="52120" table:style-name="ce11">
            <text:p>52.120</text:p>
          </table:table-cell>
          <table:table-cell office:value-type="float" office:value="53123" table:style-name="ce11">
            <text:p>53.123</text:p>
          </table:table-cell>
          <table:table-cell office:value-type="float" office:value="51902" table:style-name="ce11">
            <text:p>51.902</text:p>
          </table:table-cell>
          <table:table-cell office:value-type="float" office:value="56688" table:style-name="ce11">
            <text:p>56.688</text:p>
          </table:table-cell>
          <table:table-cell office:value-type="float" office:value="56915" table:style-name="ce11">
            <text:p>56.915</text:p>
          </table:table-cell>
          <table:table-cell office:value-type="float" office:value="58740" table:style-name="ce11">
            <text:p>58.740</text:p>
          </table:table-cell>
          <table:table-cell office:value-type="float" office:value="54679" table:style-name="ce11">
            <text:p>54.679</text:p>
          </table:table-cell>
          <table:table-cell office:value-type="float" office:value="52897" table:style-name="ce11">
            <text:p>52.897</text:p>
          </table:table-cell>
          <table:table-cell office:value-type="float" office:value="52489" table:style-name="ce11">
            <text:p>52.489</text:p>
          </table:table-cell>
          <table:table-cell office:value-type="float" office:value="52694" table:style-name="ce11">
            <text:p>52.694</text:p>
          </table:table-cell>
          <table:table-cell office:value-type="float" office:value="54490" table:style-name="ce11">
            <text:p>54.490</text:p>
          </table:table-cell>
          <table:table-cell office:value-type="float" office:value="54156" table:style-name="ce11">
            <text:p>54.156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Respondidas</text:p>
          </table:table-cell>
          <table:table-cell office:value-type="float" office:value="379" table:style-name="ce11">
            <text:p>379</text:p>
          </table:table-cell>
          <table:table-cell office:value-type="float" office:value="318" table:style-name="ce11">
            <text:p>318</text:p>
          </table:table-cell>
          <table:table-cell office:value-type="float" office:value="393" table:style-name="ce11">
            <text:p>393</text:p>
          </table:table-cell>
          <table:table-cell office:value-type="float" office:value="424" table:style-name="ce11">
            <text:p>424</text:p>
          </table:table-cell>
          <table:table-cell office:value-type="float" office:value="359" table:style-name="ce11">
            <text:p>359</text:p>
          </table:table-cell>
          <table:table-cell office:value-type="float" office:value="319" table:style-name="ce11">
            <text:p>319</text:p>
          </table:table-cell>
          <table:table-cell office:value-type="float" office:value="349" table:style-name="ce11">
            <text:p>349</text:p>
          </table:table-cell>
          <table:table-cell office:value-type="float" office:value="437" table:style-name="ce11">
            <text:p>437</text:p>
          </table:table-cell>
          <table:table-cell office:value-type="float" office:value="411" table:style-name="ce11">
            <text:p>411</text:p>
          </table:table-cell>
          <table:table-cell office:value-type="float" office:value="461" table:style-name="ce11">
            <text:p>461</text:p>
          </table:table-cell>
          <table:table-cell office:value-type="float" office:value="435" table:style-name="ce11">
            <text:p>435</text:p>
          </table:table-cell>
          <table:table-cell office:value-type="float" office:value="486" table:style-name="ce11">
            <text:p>48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Respondidas</text:p>
          </table:table-cell>
          <table:table-cell office:value-type="float" office:value="7963" table:style-name="ce11">
            <text:p>7.963</text:p>
          </table:table-cell>
          <table:table-cell office:value-type="float" office:value="6544" table:style-name="ce11">
            <text:p>6.544</text:p>
          </table:table-cell>
          <table:table-cell office:value-type="float" office:value="7154" table:style-name="ce11">
            <text:p>7.154</text:p>
          </table:table-cell>
          <table:table-cell office:value-type="float" office:value="6826" table:style-name="ce11">
            <text:p>6.826</text:p>
          </table:table-cell>
          <table:table-cell office:value-type="float" office:value="6786" table:style-name="ce11">
            <text:p>6.786</text:p>
          </table:table-cell>
          <table:table-cell office:value-type="float" office:value="6304" table:style-name="ce11">
            <text:p>6.304</text:p>
          </table:table-cell>
          <table:table-cell office:value-type="float" office:value="6552" table:style-name="ce11">
            <text:p>6.552</text:p>
          </table:table-cell>
          <table:table-cell office:value-type="float" office:value="6162" table:style-name="ce11">
            <text:p>6.162</text:p>
          </table:table-cell>
          <table:table-cell office:value-type="float" office:value="5223" table:style-name="ce11">
            <text:p>5.223</text:p>
          </table:table-cell>
          <table:table-cell office:value-type="float" office:value="5925" table:style-name="ce11">
            <text:p>5.925</text:p>
          </table:table-cell>
          <table:table-cell office:value-type="float" office:value="5435" table:style-name="ce11">
            <text:p>5.435</text:p>
          </table:table-cell>
          <table:table-cell office:value-type="float" office:value="5596" table:style-name="ce11">
            <text:p>5.59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Respondidas</text:p>
          </table:table-cell>
          <table:table-cell office:value-type="float" office:value="32308" table:style-name="ce11">
            <text:p>32.308</text:p>
          </table:table-cell>
          <table:table-cell office:value-type="float" office:value="26160" table:style-name="ce11">
            <text:p>26.160</text:p>
          </table:table-cell>
          <table:table-cell office:value-type="float" office:value="29613" table:style-name="ce11">
            <text:p>29.613</text:p>
          </table:table-cell>
          <table:table-cell office:value-type="float" office:value="28984" table:style-name="ce11">
            <text:p>28.984</text:p>
          </table:table-cell>
          <table:table-cell office:value-type="float" office:value="26899" table:style-name="ce11">
            <text:p>26.899</text:p>
          </table:table-cell>
          <table:table-cell office:value-type="float" office:value="25619" table:style-name="ce11">
            <text:p>25.619</text:p>
          </table:table-cell>
          <table:table-cell office:value-type="float" office:value="27137" table:style-name="ce11">
            <text:p>27.137</text:p>
          </table:table-cell>
          <table:table-cell office:value-type="float" office:value="30054" table:style-name="ce11">
            <text:p>30.054</text:p>
          </table:table-cell>
          <table:table-cell office:value-type="float" office:value="26581" table:style-name="ce11">
            <text:p>26.581</text:p>
          </table:table-cell>
          <table:table-cell office:value-type="float" office:value="29149" table:style-name="ce11">
            <text:p>29.149</text:p>
          </table:table-cell>
          <table:table-cell office:value-type="float" office:value="26433" table:style-name="ce11">
            <text:p>26.433</text:p>
          </table:table-cell>
          <table:table-cell office:value-type="float" office:value="22954" table:style-name="ce11">
            <text:p>22.95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Respondidas</text:p>
          </table:table-cell>
          <table:table-cell office:value-type="float" office:value="48" table:style-name="ce11">
            <text:p>48</text:p>
          </table:table-cell>
          <table:table-cell office:value-type="float" office:value="32" table:style-name="ce11">
            <text:p>32</text:p>
          </table:table-cell>
          <table:table-cell office:value-type="float" office:value="35" table:style-name="ce11">
            <text:p>35</text:p>
          </table:table-cell>
          <table:table-cell office:value-type="float" office:value="36" table:style-name="ce11">
            <text:p>36</text:p>
          </table:table-cell>
          <table:table-cell office:value-type="float" office:value="40" table:style-name="ce11">
            <text:p>40</text:p>
          </table:table-cell>
          <table:table-cell office:value-type="float" office:value="32" table:style-name="ce11">
            <text:p>32</text:p>
          </table:table-cell>
          <table:table-cell office:value-type="float" office:value="30" table:style-name="ce11">
            <text:p>30</text:p>
          </table:table-cell>
          <table:table-cell office:value-type="float" office:value="41" table:style-name="ce11">
            <text:p>41</text:p>
          </table:table-cell>
          <table:table-cell office:value-type="float" office:value="28" table:style-name="ce11">
            <text:p>28</text:p>
          </table:table-cell>
          <table:table-cell office:value-type="float" office:value="60" table:style-name="ce11">
            <text:p>60</text:p>
          </table:table-cell>
          <table:table-cell office:value-type="float" office:value="50" table:style-name="ce11">
            <text:p>50</text:p>
          </table:table-cell>
          <table:table-cell office:value-type="float" office:value="17" table:style-name="ce11">
            <text:p>1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Respondidas</text:p>
          </table:table-cell>
          <table:table-cell office:value-type="float" office:value="1416" table:style-name="ce11">
            <text:p>1.416</text:p>
          </table:table-cell>
          <table:table-cell office:value-type="float" office:value="1246" table:style-name="ce11">
            <text:p>1.246</text:p>
          </table:table-cell>
          <table:table-cell office:value-type="float" office:value="1660" table:style-name="ce11">
            <text:p>1.660</text:p>
          </table:table-cell>
          <table:table-cell office:value-type="float" office:value="1658" table:style-name="ce11">
            <text:p>1.658</text:p>
          </table:table-cell>
          <table:table-cell office:value-type="float" office:value="1486" table:style-name="ce11">
            <text:p>1.486</text:p>
          </table:table-cell>
          <table:table-cell office:value-type="float" office:value="1305" table:style-name="ce11">
            <text:p>1.305</text:p>
          </table:table-cell>
          <table:table-cell office:value-type="float" office:value="1568" table:style-name="ce11">
            <text:p>1.568</text:p>
          </table:table-cell>
          <table:table-cell office:value-type="float" office:value="1744" table:style-name="ce11">
            <text:p>1.744</text:p>
          </table:table-cell>
          <table:table-cell office:value-type="float" office:value="2063" table:style-name="ce11">
            <text:p>2.063</text:p>
          </table:table-cell>
          <table:table-cell office:value-type="float" office:value="2187" table:style-name="ce11">
            <text:p>2.187</text:p>
          </table:table-cell>
          <table:table-cell office:value-type="float" office:value="2270" table:style-name="ce11">
            <text:p>2.270</text:p>
          </table:table-cell>
          <table:table-cell office:value-type="float" office:value="1909" table:style-name="ce11">
            <text:p>1.909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Respondidas</text:p>
          </table:table-cell>
          <table:table-cell office:value-type="float" office:value="19516" table:style-name="ce11">
            <text:p>19.516</text:p>
          </table:table-cell>
          <table:table-cell office:value-type="float" office:value="16393" table:style-name="ce11">
            <text:p>16.393</text:p>
          </table:table-cell>
          <table:table-cell office:value-type="float" office:value="20733" table:style-name="ce11">
            <text:p>20.733</text:p>
          </table:table-cell>
          <table:table-cell office:value-type="float" office:value="19712" table:style-name="ce11">
            <text:p>19.712</text:p>
          </table:table-cell>
          <table:table-cell office:value-type="float" office:value="18223" table:style-name="ce11">
            <text:p>18.223</text:p>
          </table:table-cell>
          <table:table-cell office:value-type="float" office:value="16668" table:style-name="ce11">
            <text:p>16.668</text:p>
          </table:table-cell>
          <table:table-cell office:value-type="float" office:value="17955" table:style-name="ce11">
            <text:p>17.955</text:p>
          </table:table-cell>
          <table:table-cell office:value-type="float" office:value="17814" table:style-name="ce11">
            <text:p>17.814</text:p>
          </table:table-cell>
          <table:table-cell office:value-type="float" office:value="16872" table:style-name="ce11">
            <text:p>16.872</text:p>
          </table:table-cell>
          <table:table-cell office:value-type="float" office:value="19749" table:style-name="ce11">
            <text:p>19.749</text:p>
          </table:table-cell>
          <table:table-cell office:value-type="float" office:value="17454" table:style-name="ce11">
            <text:p>17.454</text:p>
          </table:table-cell>
          <table:table-cell office:value-type="float" office:value="15749" table:style-name="ce11">
            <text:p>15.749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332" table:style-name="ce11">
            <text:p>332</text:p>
          </table:table-cell>
          <table:table-cell office:value-type="float" office:value="280" table:style-name="ce11">
            <text:p>280</text:p>
          </table:table-cell>
          <table:table-cell office:value-type="float" office:value="340" table:style-name="ce11">
            <text:p>340</text:p>
          </table:table-cell>
          <table:table-cell office:value-type="float" office:value="355" table:style-name="ce11">
            <text:p>355</text:p>
          </table:table-cell>
          <table:table-cell office:value-type="float" office:value="302" table:style-name="ce11">
            <text:p>302</text:p>
          </table:table-cell>
          <table:table-cell office:value-type="float" office:value="291" table:style-name="ce11">
            <text:p>291</text:p>
          </table:table-cell>
          <table:table-cell office:value-type="float" office:value="319" table:style-name="ce11">
            <text:p>319</text:p>
          </table:table-cell>
          <table:table-cell office:value-type="float" office:value="404" table:style-name="ce11">
            <text:p>404</text:p>
          </table:table-cell>
          <table:table-cell office:value-type="float" office:value="371" table:style-name="ce11">
            <text:p>371</text:p>
          </table:table-cell>
          <table:table-cell office:value-type="float" office:value="416" table:style-name="ce11">
            <text:p>416</text:p>
          </table:table-cell>
          <table:table-cell office:value-type="float" office:value="388" table:style-name="ce11">
            <text:p>388</text:p>
          </table:table-cell>
          <table:table-cell office:value-type="float" office:value="407" table:style-name="ce11">
            <text:p>407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7094" table:style-name="ce11">
            <text:p>7.094</text:p>
          </table:table-cell>
          <table:table-cell office:value-type="float" office:value="5792" table:style-name="ce11">
            <text:p>5.792</text:p>
          </table:table-cell>
          <table:table-cell office:value-type="float" office:value="6338" table:style-name="ce11">
            <text:p>6.338</text:p>
          </table:table-cell>
          <table:table-cell office:value-type="float" office:value="6121" table:style-name="ce11">
            <text:p>6.121</text:p>
          </table:table-cell>
          <table:table-cell office:value-type="float" office:value="6117" table:style-name="ce11">
            <text:p>6.117</text:p>
          </table:table-cell>
          <table:table-cell office:value-type="float" office:value="5728" table:style-name="ce11">
            <text:p>5.728</text:p>
          </table:table-cell>
          <table:table-cell office:value-type="float" office:value="6140" table:style-name="ce11">
            <text:p>6.140</text:p>
          </table:table-cell>
          <table:table-cell office:value-type="float" office:value="5758" table:style-name="ce11">
            <text:p>5.758</text:p>
          </table:table-cell>
          <table:table-cell office:value-type="float" office:value="4903" table:style-name="ce11">
            <text:p>4.903</text:p>
          </table:table-cell>
          <table:table-cell office:value-type="float" office:value="5622" table:style-name="ce11">
            <text:p>5.622</text:p>
          </table:table-cell>
          <table:table-cell office:value-type="float" office:value="4851" table:style-name="ce11">
            <text:p>4.851</text:p>
          </table:table-cell>
          <table:table-cell office:value-type="float" office:value="5282" table:style-name="ce11">
            <text:p>5.28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28399" table:style-name="ce11">
            <text:p>28.399</text:p>
          </table:table-cell>
          <table:table-cell office:value-type="float" office:value="22987" table:style-name="ce11">
            <text:p>22.987</text:p>
          </table:table-cell>
          <table:table-cell office:value-type="float" office:value="25788" table:style-name="ce11">
            <text:p>25.788</text:p>
          </table:table-cell>
          <table:table-cell office:value-type="float" office:value="25416" table:style-name="ce11">
            <text:p>25.416</text:p>
          </table:table-cell>
          <table:table-cell office:value-type="float" office:value="23376" table:style-name="ce11">
            <text:p>23.376</text:p>
          </table:table-cell>
          <table:table-cell office:value-type="float" office:value="22756" table:style-name="ce11">
            <text:p>22.756</text:p>
          </table:table-cell>
          <table:table-cell office:value-type="float" office:value="24239" table:style-name="ce11">
            <text:p>24.239</text:p>
          </table:table-cell>
          <table:table-cell office:value-type="float" office:value="26072" table:style-name="ce11">
            <text:p>26.072</text:p>
          </table:table-cell>
          <table:table-cell office:value-type="float" office:value="23124" table:style-name="ce11">
            <text:p>23.124</text:p>
          </table:table-cell>
          <table:table-cell office:value-type="float" office:value="25611" table:style-name="ce11">
            <text:p>25.611</text:p>
          </table:table-cell>
          <table:table-cell office:value-type="float" office:value="22924" table:style-name="ce11">
            <text:p>22.924</text:p>
          </table:table-cell>
          <table:table-cell office:value-type="float" office:value="20254" table:style-name="ce11">
            <text:p>20.25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40" table:style-name="ce11">
            <text:p>40</text:p>
          </table:table-cell>
          <table:table-cell office:value-type="float" office:value="28" table:style-name="ce11">
            <text:p>28</text:p>
          </table:table-cell>
          <table:table-cell office:value-type="float" office:value="27" table:style-name="ce11">
            <text:p>27</text:p>
          </table:table-cell>
          <table:table-cell office:value-type="float" office:value="25" table:style-name="ce11">
            <text:p>25</text:p>
          </table:table-cell>
          <table:table-cell office:value-type="float" office:value="33" table:style-name="ce11">
            <text:p>33</text:p>
          </table:table-cell>
          <table:table-cell office:value-type="float" office:value="29" table:style-name="ce11">
            <text:p>29</text:p>
          </table:table-cell>
          <table:table-cell office:value-type="float" office:value="26" table:style-name="ce11">
            <text:p>26</text:p>
          </table:table-cell>
          <table:table-cell office:value-type="float" office:value="32" table:style-name="ce11">
            <text:p>32</text:p>
          </table:table-cell>
          <table:table-cell office:value-type="float" office:value="15" table:style-name="ce11">
            <text:p>15</text:p>
          </table:table-cell>
          <table:table-cell office:value-type="float" office:value="42" table:style-name="ce11">
            <text:p>42</text:p>
          </table:table-cell>
          <table:table-cell office:value-type="float" office:value="34" table:style-name="ce11">
            <text:p>34</text:p>
          </table:table-cell>
          <table:table-cell office:value-type="float" office:value="11" table:style-name="ce11">
            <text:p>1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1199" table:style-name="ce11">
            <text:p>1.199</text:p>
          </table:table-cell>
          <table:table-cell office:value-type="float" office:value="1062" table:style-name="ce11">
            <text:p>1.062</text:p>
          </table:table-cell>
          <table:table-cell office:value-type="float" office:value="1387" table:style-name="ce11">
            <text:p>1.387</text:p>
          </table:table-cell>
          <table:table-cell office:value-type="float" office:value="1407" table:style-name="ce11">
            <text:p>1.407</text:p>
          </table:table-cell>
          <table:table-cell office:value-type="float" office:value="1254" table:style-name="ce11">
            <text:p>1.254</text:p>
          </table:table-cell>
          <table:table-cell office:value-type="float" office:value="1122" table:style-name="ce11">
            <text:p>1.122</text:p>
          </table:table-cell>
          <table:table-cell office:value-type="float" office:value="1298" table:style-name="ce11">
            <text:p>1.298</text:p>
          </table:table-cell>
          <table:table-cell office:value-type="float" office:value="1392" table:style-name="ce11">
            <text:p>1.392</text:p>
          </table:table-cell>
          <table:table-cell office:value-type="float" office:value="1654" table:style-name="ce11">
            <text:p>1.654</text:p>
          </table:table-cell>
          <table:table-cell office:value-type="float" office:value="1692" table:style-name="ce11">
            <text:p>1.692</text:p>
          </table:table-cell>
          <table:table-cell office:value-type="float" office:value="1722" table:style-name="ce11">
            <text:p>1.722</text:p>
          </table:table-cell>
          <table:table-cell office:value-type="float" office:value="1489" table:style-name="ce11">
            <text:p>1.489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Sol. Respondidas em até 5 dias</text:p>
          </table:table-cell>
          <table:table-cell office:value-type="float" office:value="16981" table:style-name="ce11">
            <text:p>16.981</text:p>
          </table:table-cell>
          <table:table-cell office:value-type="float" office:value="14358" table:style-name="ce11">
            <text:p>14.358</text:p>
          </table:table-cell>
          <table:table-cell office:value-type="float" office:value="17969" table:style-name="ce11">
            <text:p>17.969</text:p>
          </table:table-cell>
          <table:table-cell office:value-type="float" office:value="17188" table:style-name="ce11">
            <text:p>17.188</text:p>
          </table:table-cell>
          <table:table-cell office:value-type="float" office:value="15739" table:style-name="ce11">
            <text:p>15.739</text:p>
          </table:table-cell>
          <table:table-cell office:value-type="float" office:value="14467" table:style-name="ce11">
            <text:p>14.467</text:p>
          </table:table-cell>
          <table:table-cell office:value-type="float" office:value="15679" table:style-name="ce11">
            <text:p>15.679</text:p>
          </table:table-cell>
          <table:table-cell office:value-type="float" office:value="15436" table:style-name="ce11">
            <text:p>15.436</text:p>
          </table:table-cell>
          <table:table-cell office:value-type="float" office:value="13776" table:style-name="ce11">
            <text:p>13.776</text:p>
          </table:table-cell>
          <table:table-cell office:value-type="float" office:value="16976" table:style-name="ce11">
            <text:p>16.976</text:p>
          </table:table-cell>
          <table:table-cell office:value-type="float" office:value="15004" table:style-name="ce11">
            <text:p>15.004</text:p>
          </table:table-cell>
          <table:table-cell office:value-type="float" office:value="13724" table:style-name="ce11">
            <text:p>13.724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853" table:style-name="ce11">
            <text:p>853</text:p>
          </table:table-cell>
          <table:table-cell office:value-type="float" office:value="934" table:style-name="ce11">
            <text:p>934</text:p>
          </table:table-cell>
          <table:table-cell office:value-type="float" office:value="975" table:style-name="ce11">
            <text:p>975</text:p>
          </table:table-cell>
          <table:table-cell office:value-type="float" office:value="1091" table:style-name="ce11">
            <text:p>1.091</text:p>
          </table:table-cell>
          <table:table-cell office:value-type="float" office:value="1135" table:style-name="ce11">
            <text:p>1.135</text:p>
          </table:table-cell>
          <table:table-cell office:value-type="float" office:value="1176" table:style-name="ce11">
            <text:p>1.176</text:p>
          </table:table-cell>
          <table:table-cell office:value-type="float" office:value="1102" table:style-name="ce11">
            <text:p>1.102</text:p>
          </table:table-cell>
          <table:table-cell office:value-type="float" office:value="1027" table:style-name="ce11">
            <text:p>1.027</text:p>
          </table:table-cell>
          <table:table-cell office:value-type="float" office:value="1105" table:style-name="ce11">
            <text:p>1.105</text:p>
          </table:table-cell>
          <table:table-cell office:value-type="float" office:value="1198" table:style-name="ce11">
            <text:p>1.198</text:p>
          </table:table-cell>
          <table:table-cell office:value-type="float" office:value="1310" table:style-name="ce11">
            <text:p>1.310</text:p>
          </table:table-cell>
          <table:table-cell office:value-type="float" office:value="1308" table:style-name="ce11">
            <text:p>1.30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24159" table:style-name="ce11">
            <text:p>24.159</text:p>
          </table:table-cell>
          <table:table-cell office:value-type="float" office:value="23376" table:style-name="ce11">
            <text:p>23.376</text:p>
          </table:table-cell>
          <table:table-cell office:value-type="float" office:value="21749" table:style-name="ce11">
            <text:p>21.749</text:p>
          </table:table-cell>
          <table:table-cell office:value-type="float" office:value="21690" table:style-name="ce11">
            <text:p>21.690</text:p>
          </table:table-cell>
          <table:table-cell office:value-type="float" office:value="20606" table:style-name="ce11">
            <text:p>20.606</text:p>
          </table:table-cell>
          <table:table-cell office:value-type="float" office:value="20865" table:style-name="ce11">
            <text:p>20.865</text:p>
          </table:table-cell>
          <table:table-cell office:value-type="float" office:value="20076" table:style-name="ce11">
            <text:p>20.076</text:p>
          </table:table-cell>
          <table:table-cell office:value-type="float" office:value="20019" table:style-name="ce11">
            <text:p>20.019</text:p>
          </table:table-cell>
          <table:table-cell office:value-type="float" office:value="19691" table:style-name="ce11">
            <text:p>19.691</text:p>
          </table:table-cell>
          <table:table-cell office:value-type="float" office:value="18831" table:style-name="ce11">
            <text:p>18.831</text:p>
          </table:table-cell>
          <table:table-cell office:value-type="float" office:value="18235" table:style-name="ce11">
            <text:p>18.235</text:p>
          </table:table-cell>
          <table:table-cell office:value-type="float" office:value="17341" table:style-name="ce11">
            <text:p>17.34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90559" table:style-name="ce11">
            <text:p>90.559</text:p>
          </table:table-cell>
          <table:table-cell office:value-type="float" office:value="88513" table:style-name="ce11">
            <text:p>88.513</text:p>
          </table:table-cell>
          <table:table-cell office:value-type="float" office:value="85348" table:style-name="ce11">
            <text:p>85.348</text:p>
          </table:table-cell>
          <table:table-cell office:value-type="float" office:value="88744" table:style-name="ce11">
            <text:p>88.744</text:p>
          </table:table-cell>
          <table:table-cell office:value-type="float" office:value="85230" table:style-name="ce11">
            <text:p>85.230</text:p>
          </table:table-cell>
          <table:table-cell office:value-type="float" office:value="85850" table:style-name="ce11">
            <text:p>85.850</text:p>
          </table:table-cell>
          <table:table-cell office:value-type="float" office:value="82062" table:style-name="ce11">
            <text:p>82.062</text:p>
          </table:table-cell>
          <table:table-cell office:value-type="float" office:value="81001" table:style-name="ce11">
            <text:p>81.001</text:p>
          </table:table-cell>
          <table:table-cell office:value-type="float" office:value="84281" table:style-name="ce11">
            <text:p>84.281</text:p>
          </table:table-cell>
          <table:table-cell office:value-type="float" office:value="84895" table:style-name="ce11">
            <text:p>84.895</text:p>
          </table:table-cell>
          <table:table-cell office:value-type="float" office:value="86506" table:style-name="ce11">
            <text:p>86.506</text:p>
          </table:table-cell>
          <table:table-cell office:value-type="float" office:value="82859" table:style-name="ce11">
            <text:p>82.859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169" table:style-name="ce11">
            <text:p>169</text:p>
          </table:table-cell>
          <table:table-cell office:value-type="float" office:value="170" table:style-name="ce11">
            <text:p>170</text:p>
          </table:table-cell>
          <table:table-cell office:value-type="float" office:value="132" table:style-name="ce11">
            <text:p>132</text:p>
          </table:table-cell>
          <table:table-cell office:value-type="float" office:value="122" table:style-name="ce11">
            <text:p>122</text:p>
          </table:table-cell>
          <table:table-cell office:value-type="float" office:value="108" table:style-name="ce11">
            <text:p>108</text:p>
          </table:table-cell>
          <table:table-cell office:value-type="float" office:value="116" table:style-name="ce11">
            <text:p>116</text:p>
          </table:table-cell>
          <table:table-cell office:value-type="float" office:value="112" table:style-name="ce11">
            <text:p>112</text:p>
          </table:table-cell>
          <table:table-cell office:value-type="float" office:value="102" table:style-name="ce11">
            <text:p>102</text:p>
          </table:table-cell>
          <table:table-cell office:value-type="float" office:value="103" table:style-name="ce11">
            <text:p>103</text:p>
          </table:table-cell>
          <table:table-cell office:value-type="float" office:value="101" table:style-name="ce11">
            <text:p>101</text:p>
          </table:table-cell>
          <table:table-cell office:value-type="float" office:value="135" table:style-name="ce11">
            <text:p>135</text:p>
          </table:table-cell>
          <table:table-cell office:value-type="float" office:value="144" table:style-name="ce11">
            <text:p>14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4214" table:style-name="ce11">
            <text:p>4.214</text:p>
          </table:table-cell>
          <table:table-cell office:value-type="float" office:value="4218" table:style-name="ce11">
            <text:p>4.218</text:p>
          </table:table-cell>
          <table:table-cell office:value-type="float" office:value="4108" table:style-name="ce11">
            <text:p>4.108</text:p>
          </table:table-cell>
          <table:table-cell office:value-type="float" office:value="4330" table:style-name="ce11">
            <text:p>4.330</text:p>
          </table:table-cell>
          <table:table-cell office:value-type="float" office:value="4573" table:style-name="ce11">
            <text:p>4.573</text:p>
          </table:table-cell>
          <table:table-cell office:value-type="float" office:value="4817" table:style-name="ce11">
            <text:p>4.817</text:p>
          </table:table-cell>
          <table:table-cell office:value-type="float" office:value="4463" table:style-name="ce11">
            <text:p>4.463</text:p>
          </table:table-cell>
          <table:table-cell office:value-type="float" office:value="4383" table:style-name="ce11">
            <text:p>4.383</text:p>
          </table:table-cell>
          <table:table-cell office:value-type="float" office:value="4648" table:style-name="ce11">
            <text:p>4.648</text:p>
          </table:table-cell>
          <table:table-cell office:value-type="float" office:value="5420" table:style-name="ce11">
            <text:p>5.420</text:p>
          </table:table-cell>
          <table:table-cell office:value-type="float" office:value="6030" table:style-name="ce11">
            <text:p>6.030</text:p>
          </table:table-cell>
          <table:table-cell office:value-type="float" office:value="6556" table:style-name="ce11">
            <text:p>6.55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Quantidade de Sol. Respondidas no Período</text:p>
          </table:table-cell>
          <table:table-cell office:value-type="float" office:value="52085" table:style-name="ce11">
            <text:p>52.085</text:p>
          </table:table-cell>
          <table:table-cell office:value-type="float" office:value="53088" table:style-name="ce11">
            <text:p>53.088</text:p>
          </table:table-cell>
          <table:table-cell office:value-type="float" office:value="51884" table:style-name="ce11">
            <text:p>51.884</text:p>
          </table:table-cell>
          <table:table-cell office:value-type="float" office:value="56649" table:style-name="ce11">
            <text:p>56.649</text:p>
          </table:table-cell>
          <table:table-cell office:value-type="float" office:value="56524" table:style-name="ce11">
            <text:p>56.524</text:p>
          </table:table-cell>
          <table:table-cell office:value-type="float" office:value="58406" table:style-name="ce11">
            <text:p>58.406</text:p>
          </table:table-cell>
          <table:table-cell office:value-type="float" office:value="54458" table:style-name="ce11">
            <text:p>54.458</text:p>
          </table:table-cell>
          <table:table-cell office:value-type="float" office:value="52836" table:style-name="ce11">
            <text:p>52.836</text:p>
          </table:table-cell>
          <table:table-cell office:value-type="float" office:value="52382" table:style-name="ce11">
            <text:p>52.382</text:p>
          </table:table-cell>
          <table:table-cell office:value-type="float" office:value="52538" table:style-name="ce11">
            <text:p>52.538</text:p>
          </table:table-cell>
          <table:table-cell office:value-type="float" office:value="54240" table:style-name="ce11">
            <text:p>54.240</text:p>
          </table:table-cell>
          <table:table-cell office:value-type="float" office:value="53876" table:style-name="ce11">
            <text:p>53.876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abertas</text:p>
          </table:table-cell>
          <table:table-cell office:value-type="float" office:value="6.0686015831134599" table:style-name="ce10">
            <text:p>6,069</text:p>
          </table:table-cell>
          <table:table-cell office:value-type="float" office:value="2.83" table:style-name="ce10">
            <text:p>2,830</text:p>
          </table:table-cell>
          <table:table-cell office:value-type="float" office:value="6.1070000000000002" table:style-name="ce10">
            <text:p>6,107</text:p>
          </table:table-cell>
          <table:table-cell office:value-type="float" office:value="6.6040000000000001" table:style-name="ce10">
            <text:p>6,604</text:p>
          </table:table-cell>
          <table:table-cell office:value-type="float" office:value="10.3064066852368" table:style-name="ce10">
            <text:p>10,306</text:p>
          </table:table-cell>
          <table:table-cell office:value-type="float" office:value="6.8970000000000002" table:style-name="ce10">
            <text:p>6,897</text:p>
          </table:table-cell>
          <table:table-cell office:value-type="float" office:value="6.0170000000000003" table:style-name="ce10">
            <text:p>6,017</text:p>
          </table:table-cell>
          <table:table-cell office:value-type="float" office:value="5.95" table:style-name="ce10">
            <text:p>5,950</text:p>
          </table:table-cell>
          <table:table-cell office:value-type="float" office:value="7.2992700729926998" table:style-name="ce10">
            <text:p>7,299</text:p>
          </table:table-cell>
          <table:table-cell office:value-type="float" office:value="4.7722342733188698" table:style-name="ce10">
            <text:p>4,772</text:p>
          </table:table-cell>
          <table:table-cell office:value-type="float" office:value="6.2069999999999999" table:style-name="ce10">
            <text:p>6,207</text:p>
          </table:table-cell>
          <table:table-cell office:value-type="float" office:value="6.7901234567901234" table:style-name="ce10">
            <text:p>6,79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abertas</text:p>
          </table:table-cell>
          <table:table-cell office:value-type="float" office:value="5.5883461007158104" table:style-name="ce10">
            <text:p>5,588</text:p>
          </table:table-cell>
          <table:table-cell office:value-type="float" office:value="5.8220000000000001" table:style-name="ce10">
            <text:p>5,822</text:p>
          </table:table-cell>
          <table:table-cell office:value-type="float" office:value="5.8010000000000002" table:style-name="ce10">
            <text:p>5,801</text:p>
          </table:table-cell>
          <table:table-cell office:value-type="float" office:value="5.23" table:style-name="ce10">
            <text:p>5,230</text:p>
          </table:table-cell>
          <table:table-cell office:value-type="float" office:value="4.7303271441202499" table:style-name="ce10">
            <text:p>4,730</text:p>
          </table:table-cell>
          <table:table-cell office:value-type="float" office:value="3.871" table:style-name="ce10">
            <text:p>3,871</text:p>
          </table:table-cell>
          <table:table-cell office:value-type="float" office:value="4.67" table:style-name="ce10">
            <text:p>4,670</text:p>
          </table:table-cell>
          <table:table-cell office:value-type="float" office:value="5.3719999999999999" table:style-name="ce10">
            <text:p>5,372</text:p>
          </table:table-cell>
          <table:table-cell office:value-type="float" office:value="5.1311506796859998" table:style-name="ce10">
            <text:p>5,131</text:p>
          </table:table-cell>
          <table:table-cell office:value-type="float" office:value="4.6582278481012702" table:style-name="ce10">
            <text:p>4,658</text:p>
          </table:table-cell>
          <table:table-cell office:value-type="float" office:value="6.3289999999999997" table:style-name="ce10">
            <text:p>6,329</text:p>
          </table:table-cell>
          <table:table-cell office:value-type="float" office:value="5.736240171551108" table:style-name="ce10">
            <text:p>5,73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abertas</text:p>
          </table:table-cell>
          <table:table-cell office:value-type="float" office:value="8.0537328215921793" table:style-name="ce10">
            <text:p>8,054</text:p>
          </table:table-cell>
          <table:table-cell office:value-type="float" office:value="7.1289999999999996" table:style-name="ce10">
            <text:p>7,129</text:p>
          </table:table-cell>
          <table:table-cell office:value-type="float" office:value="7.5140000000000002" table:style-name="ce10">
            <text:p>7,514</text:p>
          </table:table-cell>
          <table:table-cell office:value-type="float" office:value="7.125" table:style-name="ce10">
            <text:p>7,125</text:p>
          </table:table-cell>
          <table:table-cell office:value-type="float" office:value="7.85159299602216" table:style-name="ce10">
            <text:p>7,852</text:p>
          </table:table-cell>
          <table:table-cell office:value-type="float" office:value="7.2839999999999998" table:style-name="ce10">
            <text:p>7,284</text:p>
          </table:table-cell>
          <table:table-cell office:value-type="float" office:value="7.3070000000000004" table:style-name="ce10">
            <text:p>7,307</text:p>
          </table:table-cell>
          <table:table-cell office:value-type="float" office:value="7.7789999999999999" table:style-name="ce10">
            <text:p>7,779</text:p>
          </table:table-cell>
          <table:table-cell office:value-type="float" office:value="7.9342387419585396" table:style-name="ce10">
            <text:p>7,934</text:p>
          </table:table-cell>
          <table:table-cell office:value-type="float" office:value="8.2781570551305403" table:style-name="ce10">
            <text:p>8,278</text:p>
          </table:table-cell>
          <table:table-cell office:value-type="float" office:value="7.5970000000000004" table:style-name="ce10">
            <text:p>7,597</text:p>
          </table:table-cell>
          <table:table-cell office:value-type="float" office:value="8.8437745055328048" table:style-name="ce10">
            <text:p>8,84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abertas</text:p>
          </table:table-cell>
          <table:table-cell office:value-type="float" office:value="85.4166666666667" table:style-name="ce10">
            <text:p>85,417</text:p>
          </table:table-cell>
          <table:table-cell office:value-type="float" office:value="0" table:style-name="ce10">
            <text:p>0,000</text:p>
          </table:table-cell>
          <table:table-cell office:value-type="float" office:value="8.5709999999999997" table:style-name="ce10">
            <text:p>8,571</text:p>
          </table:table-cell>
          <table:table-cell office:value-type="float" office:value="19.443999999999999" table:style-name="ce10">
            <text:p>19,444</text:p>
          </table:table-cell>
          <table:table-cell office:value-type="float" office:value="5" table:style-name="ce10">
            <text:p>5,000</text:p>
          </table:table-cell>
          <table:table-cell office:value-type="float" office:value="12.5" table:style-name="ce10">
            <text:p>12,500</text:p>
          </table:table-cell>
          <table:table-cell office:value-type="float" office:value="13.333" table:style-name="ce10">
            <text:p>13,333</text:p>
          </table:table-cell>
          <table:table-cell office:value-type="float" office:value="7.3170000000000002" table:style-name="ce10">
            <text:p>7,317</text:p>
          </table:table-cell>
          <table:table-cell office:value-type="float" office:value="3.5714285714285698" table:style-name="ce10">
            <text:p>3,571</text:p>
          </table:table-cell>
          <table:table-cell office:value-type="float" office:value="6.6666666666666696" table:style-name="ce10">
            <text:p>6,667</text:p>
          </table:table-cell>
          <table:table-cell office:value-type="float" office:value="10" table:style-name="ce10">
            <text:p>10,000</text:p>
          </table:table-cell>
          <table:table-cell office:value-type="float" office:value="5.8823529411764701" table:style-name="ce10">
            <text:p>5,882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abertas</text:p>
          </table:table-cell>
          <table:table-cell office:value-type="float" office:value="12.8531073446328" table:style-name="ce10">
            <text:p>12,853</text:p>
          </table:table-cell>
          <table:table-cell office:value-type="float" office:value="11.958" table:style-name="ce10">
            <text:p>11,958</text:p>
          </table:table-cell>
          <table:table-cell office:value-type="float" office:value="14.458" table:style-name="ce10">
            <text:p>14,458</text:p>
          </table:table-cell>
          <table:table-cell office:value-type="float" office:value="11.821" table:style-name="ce10">
            <text:p>11,821</text:p>
          </table:table-cell>
          <table:table-cell office:value-type="float" office:value="15.343203230147999" table:style-name="ce10">
            <text:p>15,343</text:p>
          </table:table-cell>
          <table:table-cell office:value-type="float" office:value="13.715999999999999" table:style-name="ce10">
            <text:p>13,716</text:p>
          </table:table-cell>
          <table:table-cell office:value-type="float" office:value="17.027999999999999" table:style-name="ce10">
            <text:p>17,028</text:p>
          </table:table-cell>
          <table:table-cell office:value-type="float" office:value="16.571000000000002" table:style-name="ce10">
            <text:p>16,571</text:p>
          </table:table-cell>
          <table:table-cell office:value-type="float" office:value="17.014057198254999" table:style-name="ce10">
            <text:p>17,014</text:p>
          </table:table-cell>
          <table:table-cell office:value-type="float" office:value="17.695473251028801" table:style-name="ce10">
            <text:p>17,695</text:p>
          </table:table-cell>
          <table:table-cell office:value-type="float" office:value="17.356999999999999" table:style-name="ce10">
            <text:p>17,357</text:p>
          </table:table-cell>
          <table:table-cell office:value-type="float" office:value="15.34834992142483" table:style-name="ce10">
            <text:p>15,34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abertas</text:p>
          </table:table-cell>
          <table:table-cell office:value-type="float" office:value="5.7952449272391897" table:style-name="ce10">
            <text:p>5,795</text:p>
          </table:table-cell>
          <table:table-cell office:value-type="float" office:value="5.3739999999999997" table:style-name="ce10">
            <text:p>5,374</text:p>
          </table:table-cell>
          <table:table-cell office:value-type="float" office:value="5.5709999999999997" table:style-name="ce10">
            <text:p>5,571</text:p>
          </table:table-cell>
          <table:table-cell office:value-type="float" office:value="5.3979999999999997" table:style-name="ce10">
            <text:p>5,398</text:p>
          </table:table-cell>
          <table:table-cell office:value-type="float" office:value="5.3284311035504599" table:style-name="ce10">
            <text:p>5,328</text:p>
          </table:table-cell>
          <table:table-cell office:value-type="float" office:value="5.0519999999999996" table:style-name="ce10">
            <text:p>5,052</text:p>
          </table:table-cell>
          <table:table-cell office:value-type="float" office:value="4.7510000000000003" table:style-name="ce10">
            <text:p>4,751</text:p>
          </table:table-cell>
          <table:table-cell office:value-type="float" office:value="4.8840000000000003" table:style-name="ce10">
            <text:p>4,884</text:p>
          </table:table-cell>
          <table:table-cell office:value-type="float" office:value="4.6408250355618801" table:style-name="ce10">
            <text:p>4,641</text:p>
          </table:table-cell>
          <table:table-cell office:value-type="float" office:value="5.3471061825915198" table:style-name="ce10">
            <text:p>5,347</text:p>
          </table:table-cell>
          <table:table-cell office:value-type="float" office:value="4.7779999999999996" table:style-name="ce10">
            <text:p>4,778</text:p>
          </table:table-cell>
          <table:table-cell office:value-type="float" office:value="4.8638008762461116" table:style-name="ce10">
            <text:p>4,864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7.598944591028996" table:style-name="ce10">
            <text:p>87,599</text:p>
          </table:table-cell>
          <table:table-cell office:value-type="float" office:value="88.05" table:style-name="ce10">
            <text:p>88,050</text:p>
          </table:table-cell>
          <table:table-cell office:value-type="float" office:value="86.513999999999996" table:style-name="ce10">
            <text:p>86,514</text:p>
          </table:table-cell>
          <table:table-cell office:value-type="float" office:value="83.725999999999999" table:style-name="ce10">
            <text:p>83,726</text:p>
          </table:table-cell>
          <table:table-cell office:value-type="float" office:value="84.122562674094695" table:style-name="ce10">
            <text:p>84,123</text:p>
          </table:table-cell>
          <table:table-cell office:value-type="float" office:value="91.222999999999999" table:style-name="ce10">
            <text:p>91,223</text:p>
          </table:table-cell>
          <table:table-cell office:value-type="float" office:value="91.403999999999996" table:style-name="ce10">
            <text:p>91,404</text:p>
          </table:table-cell>
          <table:table-cell office:value-type="float" office:value="92.448999999999998" table:style-name="ce10">
            <text:p>92,449</text:p>
          </table:table-cell>
          <table:table-cell office:value-type="float" office:value="90.267639902676393" table:style-name="ce10">
            <text:p>90,268</text:p>
          </table:table-cell>
          <table:table-cell office:value-type="float" office:value="90.238611713665904" table:style-name="ce10">
            <text:p>90,239</text:p>
          </table:table-cell>
          <table:table-cell office:value-type="float" office:value="89.194999999999993" table:style-name="ce10">
            <text:p>89,195</text:p>
          </table:table-cell>
          <table:table-cell office:value-type="float" office:value="83.744855967078195" table:style-name="ce10">
            <text:p>83,74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8.919528703935796" table:style-name="ce10">
            <text:p>88,920</text:p>
          </table:table-cell>
          <table:table-cell office:value-type="float" office:value="88.185000000000002" table:style-name="ce10">
            <text:p>88,185</text:p>
          </table:table-cell>
          <table:table-cell office:value-type="float" office:value="88.421000000000006" table:style-name="ce10">
            <text:p>88,421</text:p>
          </table:table-cell>
          <table:table-cell office:value-type="float" office:value="89.448999999999998" table:style-name="ce10">
            <text:p>89,449</text:p>
          </table:table-cell>
          <table:table-cell office:value-type="float" office:value="89.534543325526897" table:style-name="ce10">
            <text:p>89,535</text:p>
          </table:table-cell>
          <table:table-cell office:value-type="float" office:value="89.850999999999999" table:style-name="ce10">
            <text:p>89,851</text:p>
          </table:table-cell>
          <table:table-cell office:value-type="float" office:value="89.334999999999994" table:style-name="ce10">
            <text:p>89,335</text:p>
          </table:table-cell>
          <table:table-cell office:value-type="float" office:value="88.381" table:style-name="ce10">
            <text:p>88,381</text:p>
          </table:table-cell>
          <table:table-cell office:value-type="float" office:value="89.3078324225865" table:style-name="ce10">
            <text:p>89,308</text:p>
          </table:table-cell>
          <table:table-cell office:value-type="float" office:value="90.168404170008003" table:style-name="ce10">
            <text:p>90,168</text:p>
          </table:table-cell>
          <table:table-cell office:value-type="float" office:value="84.424000000000007" table:style-name="ce10">
            <text:p>84,424</text:p>
          </table:table-cell>
          <table:table-cell office:value-type="float" office:value="86.960816595324332" table:style-name="ce10">
            <text:p>86,961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6.934827195640906" table:style-name="ce10">
            <text:p>86,935</text:p>
          </table:table-cell>
          <table:table-cell office:value-type="float" office:value="86.97" table:style-name="ce10">
            <text:p>86,970</text:p>
          </table:table-cell>
          <table:table-cell office:value-type="float" office:value="86.549000000000007" table:style-name="ce10">
            <text:p>86,549</text:p>
          </table:table-cell>
          <table:table-cell office:value-type="float" office:value="87.234999999999999" table:style-name="ce10">
            <text:p>87,235</text:p>
          </table:table-cell>
          <table:table-cell office:value-type="float" office:value="86.398580721466601" table:style-name="ce10">
            <text:p>86,399</text:p>
          </table:table-cell>
          <table:table-cell office:value-type="float" office:value="87.537000000000006" table:style-name="ce10">
            <text:p>87,537</text:p>
          </table:table-cell>
          <table:table-cell office:value-type="float" office:value="86.278000000000006" table:style-name="ce10">
            <text:p>86,278</text:p>
          </table:table-cell>
          <table:table-cell office:value-type="float" office:value="86.191000000000003" table:style-name="ce10">
            <text:p>86,191</text:p>
          </table:table-cell>
          <table:table-cell office:value-type="float" office:value="86.396413226228304" table:style-name="ce10">
            <text:p>86,396</text:p>
          </table:table-cell>
          <table:table-cell office:value-type="float" office:value="86.547039740470396" table:style-name="ce10">
            <text:p>86,547</text:p>
          </table:table-cell>
          <table:table-cell office:value-type="float" office:value="86.045000000000002" table:style-name="ce10">
            <text:p>86,045</text:p>
          </table:table-cell>
          <table:table-cell office:value-type="float" office:value="85.528482749883878" table:style-name="ce10">
            <text:p>85,528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45.454545454545503" table:style-name="ce10">
            <text:p>45,455</text:p>
          </table:table-cell>
          <table:table-cell office:value-type="float" office:value="84.847999999999999" table:style-name="ce10">
            <text:p>84,848</text:p>
          </table:table-cell>
          <table:table-cell office:value-type="float" office:value="75" table:style-name="ce10">
            <text:p>75,000</text:p>
          </table:table-cell>
          <table:table-cell office:value-type="float" office:value="62.5" table:style-name="ce10">
            <text:p>62,500</text:p>
          </table:table-cell>
          <table:table-cell office:value-type="float" office:value="82.5" table:style-name="ce10">
            <text:p>82,500</text:p>
          </table:table-cell>
          <table:table-cell office:value-type="float" office:value="90.625" table:style-name="ce10">
            <text:p>90,625</text:p>
          </table:table-cell>
          <table:table-cell office:value-type="float" office:value="86.667000000000002" table:style-name="ce10">
            <text:p>86,667</text:p>
          </table:table-cell>
          <table:table-cell office:value-type="float" office:value="78.049000000000007" table:style-name="ce10">
            <text:p>78,049</text:p>
          </table:table-cell>
          <table:table-cell office:value-type="float" office:value="48.387096774193601" table:style-name="ce10">
            <text:p>48,387</text:p>
          </table:table-cell>
          <table:table-cell office:value-type="float" office:value="66.6666666666667" table:style-name="ce10">
            <text:p>66,667</text:p>
          </table:table-cell>
          <table:table-cell office:value-type="float" office:value="66.667000000000002" table:style-name="ce10">
            <text:p>66,667</text:p>
          </table:table-cell>
          <table:table-cell office:value-type="float" office:value="64.705882352941174" table:style-name="ce10">
            <text:p>64,706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4.199438202247194" table:style-name="ce10">
            <text:p>84,199</text:p>
          </table:table-cell>
          <table:table-cell office:value-type="float" office:value="84.96" table:style-name="ce10">
            <text:p>84,960</text:p>
          </table:table-cell>
          <table:table-cell office:value-type="float" office:value="83.453999999999994" table:style-name="ce10">
            <text:p>83,454</text:p>
          </table:table-cell>
          <table:table-cell office:value-type="float" office:value="84.605999999999995" table:style-name="ce10">
            <text:p>84,606</text:p>
          </table:table-cell>
          <table:table-cell office:value-type="float" office:value="83.991962491627604" table:style-name="ce10">
            <text:p>83,992</text:p>
          </table:table-cell>
          <table:table-cell office:value-type="float" office:value="85.78" table:style-name="ce10">
            <text:p>85,780</text:p>
          </table:table-cell>
          <table:table-cell office:value-type="float" office:value="81.944000000000003" table:style-name="ce10">
            <text:p>81,944</text:p>
          </table:table-cell>
          <table:table-cell office:value-type="float" office:value="79.271000000000001" table:style-name="ce10">
            <text:p>79,271</text:p>
          </table:table-cell>
          <table:table-cell office:value-type="float" office:value="79.634087626384201" table:style-name="ce10">
            <text:p>79,634</text:p>
          </table:table-cell>
          <table:table-cell office:value-type="float" office:value="77.084282460136706" table:style-name="ce10">
            <text:p>77,084</text:p>
          </table:table-cell>
          <table:table-cell office:value-type="float" office:value="75.394000000000005" table:style-name="ce10">
            <text:p>75,394</text:p>
          </table:table-cell>
          <table:table-cell office:value-type="float" office:value="76.673532440782694" table:style-name="ce10">
            <text:p>76,674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spondidas em 5 dias Úteis</text:p>
          </table:table-cell>
          <table:table-cell office:value-type="float" office:value="86.957189676362106" table:style-name="ce10">
            <text:p>86,957</text:p>
          </table:table-cell>
          <table:table-cell office:value-type="float" office:value="87.495000000000005" table:style-name="ce10">
            <text:p>87,495</text:p>
          </table:table-cell>
          <table:table-cell office:value-type="float" office:value="86.614000000000004" table:style-name="ce10">
            <text:p>86,614</text:p>
          </table:table-cell>
          <table:table-cell office:value-type="float" office:value="87.165000000000006" table:style-name="ce10">
            <text:p>87,165</text:p>
          </table:table-cell>
          <table:table-cell office:value-type="float" office:value="86.349920447687495" table:style-name="ce10">
            <text:p>86,350</text:p>
          </table:table-cell>
          <table:table-cell office:value-type="float" office:value="86.778999999999996" table:style-name="ce10">
            <text:p>86,779</text:p>
          </table:table-cell>
          <table:table-cell office:value-type="float" office:value="87.284999999999997" table:style-name="ce10">
            <text:p>87,285</text:p>
          </table:table-cell>
          <table:table-cell office:value-type="float" office:value="86.606999999999999" table:style-name="ce10">
            <text:p>86,607</text:p>
          </table:table-cell>
          <table:table-cell office:value-type="float" office:value="81.630718179663404" table:style-name="ce10">
            <text:p>81,631</text:p>
          </table:table-cell>
          <table:table-cell office:value-type="float" office:value="85.928325571978107" table:style-name="ce10">
            <text:p>85,928</text:p>
          </table:table-cell>
          <table:table-cell office:value-type="float" office:value="85.924000000000007" table:style-name="ce10">
            <text:p>85,924</text:p>
          </table:table-cell>
          <table:table-cell office:value-type="float" office:value="87.119913667237995" table:style-name="ce10">
            <text:p>87,120</text:p>
          </table:table-cell>
          <table:table-cell table:number-columns-repeated="16370"/>
        </table:table-row>
        <table:table-row table:style-name="ro3">
          <table:table-cell table:number-columns-repeated="2" table:style-name="ce12"/>
          <table:table-cell table:number-columns-repeated="12" table:style-name="ce13"/>
          <table:table-cell table:number-columns-repeated="16370"/>
        </table:table-row>
        <table:table-row table:style-name="ro2">
          <table:table-cell office:value-type="string" table:style-name="ce9">
            <text:p>ALGAR</text:p>
          </table:table-cell>
          <table:table-cell office:value-type="string" table:style-name="ce9">
            <text:p>Taxa de Respondidas no Período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EMBRATEL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917000000000002" table:style-name="ce10">
            <text:p>99,917</text:p>
          </table:table-cell>
          <table:table-cell office:value-type="float" office:value="99.983000000000004" table:style-name="ce10">
            <text:p>99,983</text:p>
          </table:table-cell>
          <table:table-cell office:value-type="float" office:value="99.986000000000004" table:style-name="ce10">
            <text:p>99,986</text:p>
          </table:table-cell>
          <table:table-cell office:value-type="float" office:value="99.921999999999997" table:style-name="ce10">
            <text:p>99,922</text:p>
          </table:table-cell>
          <table:table-cell office:value-type="float" office:value="99.772000000000006" table:style-name="ce10">
            <text:p>99,772</text:p>
          </table:table-cell>
          <table:table-cell office:value-type="float" office:value="99.731999999999999" table:style-name="ce10">
            <text:p>99,732</text:p>
          </table:table-cell>
          <table:table-cell office:value-type="float" office:value="99.721999999999994" table:style-name="ce10">
            <text:p>99,722</text:p>
          </table:table-cell>
          <table:table-cell office:value-type="float" office:value="99.680999999999997" table:style-name="ce10">
            <text:p>99,681</text:p>
          </table:table-cell>
          <table:table-cell office:value-type="float" office:value="99.626000000000005" table:style-name="ce10">
            <text:p>99,626</text:p>
          </table:table-cell>
          <table:table-cell office:value-type="float" office:value="99.724999999999994" table:style-name="ce10">
            <text:p>99,725</text:p>
          </table:table-cell>
          <table:table-cell office:value-type="float" office:value="99.94" table:style-name="ce10">
            <text:p>99,940</text:p>
          </table:table-cell>
          <table:table-cell office:value-type="float" office:value="99.233000000000004" table:style-name="ce10">
            <text:p>99,233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OI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62" table:style-name="ce10">
            <text:p>99,620</text:p>
          </table:table-cell>
          <table:table-cell office:value-type="float" office:value="99.649000000000001" table:style-name="ce10">
            <text:p>99,649</text:p>
          </table:table-cell>
          <table:table-cell office:value-type="float" office:value="99.688000000000002" table:style-name="ce10">
            <text:p>99,688</text:p>
          </table:table-cell>
          <table:table-cell office:value-type="float" office:value="99.826999999999998" table:style-name="ce10">
            <text:p>99,827</text:p>
          </table:table-cell>
          <table:table-cell office:value-type="float" office:value="99.820999999999998" table:style-name="ce10">
            <text:p>99,821</text:p>
          </table:table-cell>
          <table:table-cell office:value-type="float" office:value="99.816000000000003" table:style-name="ce10">
            <text:p>99,816</text:p>
          </table:table-cell>
          <table:table-cell office:value-type="float" office:value="99.820999999999998" table:style-name="ce10">
            <text:p>99,821</text:p>
          </table:table-cell>
          <table:table-cell office:value-type="float" office:value="99.813000000000002" table:style-name="ce10">
            <text:p>99,813</text:p>
          </table:table-cell>
          <table:table-cell office:value-type="float" office:value="99.926000000000002" table:style-name="ce10">
            <text:p>99,926</text:p>
          </table:table-cell>
          <table:table-cell office:value-type="float" office:value="99.745999999999995" table:style-name="ce10">
            <text:p>99,746</text:p>
          </table:table-cell>
          <table:table-cell office:value-type="float" office:value="99.882999999999996" table:style-name="ce10">
            <text:p>99,883</text:p>
          </table:table-cell>
          <table:table-cell office:value-type="float" office:value="99.825000000000003" table:style-name="ce10">
            <text:p>99,825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SERCOMTEL</text:p>
          </table:table-cell>
          <table:table-cell office:value-type="string" table:style-name="ce9">
            <text:p>Taxa de Respondidas no Período</text:p>
          </table:table-cell>
          <table:table-cell office:value-type="float" office:value="87.113" table:style-name="ce10">
            <text:p>87,113</text:p>
          </table:table-cell>
          <table:table-cell office:value-type="float" office:value="73.912999999999997" table:style-name="ce10">
            <text:p>73,913</text:p>
          </table:table-cell>
          <table:table-cell office:value-type="float" office:value="69.11" table:style-name="ce10">
            <text:p>69,110</text:p>
          </table:table-cell>
          <table:table-cell office:value-type="float" office:value="77.706999999999994" table:style-name="ce10">
            <text:p>77,707</text:p>
          </table:table-cell>
          <table:table-cell office:value-type="float" office:value="99.082999999999998" table:style-name="ce10">
            <text:p>99,083</text:p>
          </table:table-cell>
          <table:table-cell office:value-type="float" office:value="100" table:style-name="ce11">
            <text:p>1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99.02" table:style-name="ce10">
            <text:p>99,020</text:p>
          </table:table-cell>
          <table:table-cell office:value-type="float" office:value="100" table:style-name="ce10">
            <text:p>100,000</text:p>
          </table:table-cell>
          <table:table-cell office:value-type="float" office:value="99.31" table:style-name="ce10">
            <text:p>99,310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TIM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834000000000003" table:style-name="ce10">
            <text:p>99,834</text:p>
          </table:table-cell>
          <table:table-cell office:value-type="float" office:value="100" table:style-name="ce10">
            <text:p>100,000</text:p>
          </table:table-cell>
          <table:table-cell office:value-type="float" office:value="100" table:style-name="ce10">
            <text:p>100,000</text:p>
          </table:table-cell>
          <table:table-cell office:value-type="float" office:value="99.861999999999995" table:style-name="ce10">
            <text:p>99,862</text:p>
          </table:table-cell>
          <table:table-cell office:value-type="float" office:value="99.912999999999997" table:style-name="ce10">
            <text:p>99,913</text:p>
          </table:table-cell>
          <table:table-cell office:value-type="float" office:value="99.938000000000002" table:style-name="ce10">
            <text:p>99,938</text:p>
          </table:table-cell>
          <table:table-cell office:value-type="float" office:value="99.933000000000007" table:style-name="ce10">
            <text:p>99,933</text:p>
          </table:table-cell>
          <table:table-cell office:value-type="float" office:value="99.953999999999994" table:style-name="ce10">
            <text:p>99,954</text:p>
          </table:table-cell>
          <table:table-cell office:value-type="float" office:value="100" table:style-name="ce10">
            <text:p>100,000</text:p>
          </table:table-cell>
          <table:table-cell office:value-type="float" office:value="99.981999999999999" table:style-name="ce10">
            <text:p>99,982</text:p>
          </table:table-cell>
          <table:table-cell office:value-type="float" office:value="99.95" table:style-name="ce10">
            <text:p>99,950</text:p>
          </table:table-cell>
          <table:table-cell office:value-type="float" office:value="99.909000000000006" table:style-name="ce10">
            <text:p>99,909</text:p>
          </table:table-cell>
          <table:table-cell table:number-columns-repeated="16370"/>
        </table:table-row>
        <table:table-row table:style-name="ro2">
          <table:table-cell office:value-type="string" table:style-name="ce9">
            <text:p>VIVO</text:p>
          </table:table-cell>
          <table:table-cell office:value-type="string" table:style-name="ce9">
            <text:p>Taxa de Respondidas no Período</text:p>
          </table:table-cell>
          <table:table-cell office:value-type="float" office:value="99.933000000000007" table:style-name="ce10">
            <text:p>99,933</text:p>
          </table:table-cell>
          <table:table-cell office:value-type="float" office:value="99.933999999999997" table:style-name="ce10">
            <text:p>99,934</text:p>
          </table:table-cell>
          <table:table-cell office:value-type="float" office:value="99.965000000000003" table:style-name="ce10">
            <text:p>99,965</text:p>
          </table:table-cell>
          <table:table-cell office:value-type="float" office:value="99.930999999999997" table:style-name="ce10">
            <text:p>99,931</text:p>
          </table:table-cell>
          <table:table-cell office:value-type="float" office:value="99.313000000000002" table:style-name="ce10">
            <text:p>99,313</text:p>
          </table:table-cell>
          <table:table-cell office:value-type="float" office:value="99.430999999999997" table:style-name="ce10">
            <text:p>99,431</text:p>
          </table:table-cell>
          <table:table-cell office:value-type="float" office:value="99.596000000000004" table:style-name="ce10">
            <text:p>99,596</text:p>
          </table:table-cell>
          <table:table-cell office:value-type="float" office:value="99.885000000000005" table:style-name="ce10">
            <text:p>99,885</text:p>
          </table:table-cell>
          <table:table-cell office:value-type="float" office:value="99.796000000000006" table:style-name="ce10">
            <text:p>99,796</text:p>
          </table:table-cell>
          <table:table-cell office:value-type="float" office:value="99.703999999999994" table:style-name="ce10">
            <text:p>99,704</text:p>
          </table:table-cell>
          <table:table-cell office:value-type="float" office:value="99.540999999999997" table:style-name="ce10">
            <text:p>99,541</text:p>
          </table:table-cell>
          <table:table-cell office:value-type="float" office:value="99.483000000000004" table:style-name="ce10">
            <text:p>99,483</text:p>
          </table:table-cell>
          <table:table-cell table:number-columns-repeated="16370"/>
        </table:table-row>
        <table:table-row table:number-rows-repeated="104848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36">
      <number:number number:decimal-places="3" number:min-integer-digits="1" number:grouping="true"/>
    </number:number-style>
    <number:date-style style:name="N37" number:language="pt" number:country="BR">
      <number:month number:textual="true"/>
      <number:text>/</number:text>
      <number:year/>
    </number:date-style>
    <number:number-style style:name="N38P0">
      <number:number number:decimal-places="2" number:min-integer-digits="1" number:grouping="true"/>
      <number:text> </number:text>
    </number:number-style>
    <number:number-style style:name="N38P1">
      <number:text> (</number:text>
      <number:number number:decimal-places="2" number:min-integer-digits="1" number:grouping="true"/>
      <number:text>)</number:text>
    </number:number-style>
    <number:number-style style:name="N38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8"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P0"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9"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40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40P0"/>
    </number:currency-style>
    <style:style style:name="Excel_32_Built-in_32_Comma" style:display-name="Excel Built-in Comma" style:family="table-cell" style:data-style-name="N38">
      <style:table-cell-properties style:vertical-align="automatic" fo:background-color="transparent"/>
    </style:style>
    <style:style style:name="Excel_BuiltIn_Comma" style:family="table-cell" style:data-style-name="N39">
      <style:table-cell-properties style:vertical-align="automatic" fo:background-color="transparen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_40_user_41_" style:display-name="Heading1 (user)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_40_user_41_" style:display-name="Result2 (user)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5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Cesar Eustaquio da Fonseca</meta:initial-creator>
    <dc:creator>Windows User</dc:creator>
    <meta:creation-date>2014-01-29T16:01:58Z</meta:creation-date>
    <dc:date>2019-02-25T12:53:02Z</dc:date>
    <meta:print-date>2015-03-19T19:01:43Z</meta:print-date>
    <meta:editing-cycles>24</meta:editing-cycles>
    <meta:editing-duration>PT8227S</meta:editing-duration>
    <meta:user-defined meta:name="ContentTypeId">0x0101002A45CBFE0405274DA36A8417DAB47682</meta:user-defined>
  </office:meta>
</office:document-meta>
</file>